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3"/>
    <style:style style:name="ce2" style:family="table-cell" style:parent-style-name="Default" style:data-style-name="N61"/>
    <style:style style:name="ce3" style:family="table-cell" style:parent-style-name="Default" style:data-style-name="N37"/>
    <style:style style:name="ce4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96.37pt" svg:height="433.9pt" svg:x="385.29pt" svg:y="209.11pt">
            <loext:p draw:notify-on-update-of-ranges="Sheet1.D17:Sheet1.D85 Sheet1.E17:Sheet1.E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iir_gsm.ods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3" office:value-type="date" office:date-value="2019-04-23" calcext:value-type="date">
            <text:p>04/23/19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style-name="Default"/>
          <table:table-cell/>
        </table:table-row>
        <table:table-row table:style-name="ro1" table:number-rows-repeated="5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table:style-name="Default" table:formula="of:=[.B9]/2" office:value-type="float" office:value="0.155" calcext:value-type="float">
            <text:p>0.155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scale diff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4" office:value-type="float" office:value="5" calcext:value-type="float">
            <text:p>5.00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style-name="Default" office:value-type="string" calcext:value-type="string">
            <text:p>z1</text:p>
          </table:table-cell>
          <table:table-cell table:style-name="Default" office:value-type="string" calcext:value-type="string">
            <text:p>z2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outf</text:p>
          </table:table-cell>
          <table:table-cell table:style-name="ce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.00000</text:p>
          </table:table-cell>
          <table:table-cell table:style-name="Default"/>
          <table:table-cell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formula="of:=[.B15]+[.B$9]*([.A16]-[.D15]-[.B15])" office:value-type="float" office:value="0" calcext:value-type="float">
            <text:p>0.00000</text:p>
          </table:table-cell>
          <table:table-cell table:formula="of:=[.C15]+[.B$10]*[.B15]" office:value-type="float" office:value="0" calcext:value-type="float">
            <text:p>0.00000</text:p>
          </table:table-cell>
          <table:table-cell table:formula="of:=[.C16]" office:value-type="float" office:value="0" calcext:value-type="float">
            <text:p>0.00000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B$9]*([.A17]-[.D16]-[.B16])" office:value-type="float" office:value="0.31" calcext:value-type="float">
            <text:p>0.31000</text:p>
          </table:table-cell>
          <table:table-cell table:formula="of:=[.C16]+[.B$10]*[.B16]" office:value-type="float" office:value="0" calcext:value-type="float">
            <text:p>0.00000</text:p>
          </table:table-cell>
          <table:table-cell table:formula="of:=[.C17]" office:value-type="float" office:value="0" calcext:value-type="float">
            <text:p>0.00000</text:p>
          </table:table-cell>
          <table:table-cell table:formula="of:=([.D17]-[.D16])*[.F$13]" office:value-type="float" office:value="0" calcext:value-type="float">
            <text:p>0.0000</text:p>
          </table:table-cell>
          <table:table-cell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B17]+[.B$9]*([.A18]-[.D17]-[.B17])" office:value-type="float" office:value="0.5239" calcext:value-type="float">
            <text:p>0.52390</text:p>
          </table:table-cell>
          <table:table-cell table:formula="of:=[.C17]+[.B$10]*[.B17]" office:value-type="float" office:value="0.04805" calcext:value-type="float">
            <text:p>0.04805</text:p>
          </table:table-cell>
          <table:table-cell table:formula="of:=[.C18]" office:value-type="float" office:value="0.04805" calcext:value-type="float">
            <text:p>0.04805</text:p>
          </table:table-cell>
          <table:table-cell table:formula="of:=([.D18]-[.D17])*[.F$13]" office:value-type="float" office:value="0.24025" calcext:value-type="float">
            <text:p>0.2403</text:p>
          </table:table-cell>
          <table:table-cell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B18]+[.B$9]*([.A19]-[.D18]-[.B18])" office:value-type="float" office:value="0.6565955" calcext:value-type="float">
            <text:p>0.65660</text:p>
          </table:table-cell>
          <table:table-cell table:formula="of:=[.C18]+[.B$10]*[.B18]" office:value-type="float" office:value="0.1292545" calcext:value-type="float">
            <text:p>0.12925</text:p>
          </table:table-cell>
          <table:table-cell table:formula="of:=[.C19]" office:value-type="float" office:value="0.1292545" calcext:value-type="float">
            <text:p>0.12925</text:p>
          </table:table-cell>
          <table:table-cell table:formula="of:=([.D19]-[.D18])*[.F$13]" office:value-type="float" office:value="0.4060225" calcext:value-type="float">
            <text:p>0.4060</text:p>
          </table:table-cell>
          <table:table-cell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B19]+[.B$9]*([.A20]-[.D19]-[.B19])" office:value-type="float" office:value="0.722982" calcext:value-type="float">
            <text:p>0.72298</text:p>
          </table:table-cell>
          <table:table-cell table:formula="of:=[.C19]+[.B$10]*[.B19]" office:value-type="float" office:value="0.2310268025" calcext:value-type="float">
            <text:p>0.23103</text:p>
          </table:table-cell>
          <table:table-cell table:formula="of:=[.C20]" office:value-type="float" office:value="0.2310268025" calcext:value-type="float">
            <text:p>0.23103</text:p>
          </table:table-cell>
          <table:table-cell table:formula="of:=([.D20]-[.D19])*[.F$13]" office:value-type="float" office:value="0.5088615125" calcext:value-type="float">
            <text:p>0.5089</text:p>
          </table:table-cell>
          <table:table-cell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B20]+[.B$9]*([.A21]-[.D20]-[.B20])" office:value-type="float" office:value="0.737239271225" calcext:value-type="float">
            <text:p>0.73724</text:p>
          </table:table-cell>
          <table:table-cell table:formula="of:=[.C20]+[.B$10]*[.B20]" office:value-type="float" office:value="0.3430890125" calcext:value-type="float">
            <text:p>0.34309</text:p>
          </table:table-cell>
          <table:table-cell table:formula="of:=[.C21]" office:value-type="float" office:value="0.3430890125" calcext:value-type="float">
            <text:p>0.34309</text:p>
          </table:table-cell>
          <table:table-cell table:formula="of:=([.D21]-[.D20])*[.F$13]" office:value-type="float" office:value="0.56031105" calcext:value-type="float">
            <text:p>0.5603</text:p>
          </table:table-cell>
          <table:table-cell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B21]+[.B$9]*([.A22]-[.D21]-[.B21])" office:value-type="float" office:value="0.71233750327025" calcext:value-type="float">
            <text:p>0.71234</text:p>
          </table:table-cell>
          <table:table-cell table:formula="of:=[.C21]+[.B$10]*[.B21]" office:value-type="float" office:value="0.457361099539875" calcext:value-type="float">
            <text:p>0.45736</text:p>
          </table:table-cell>
          <table:table-cell table:formula="of:=[.C22]" office:value-type="float" office:value="0.457361099539875" calcext:value-type="float">
            <text:p>0.45736</text:p>
          </table:table-cell>
          <table:table-cell table:formula="of:=([.D22]-[.D21])*[.F$13]" office:value-type="float" office:value="0.571360435199375" calcext:value-type="float">
            <text:p>0.5714</text:p>
          </table:table-cell>
          <table:table-cell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B22]+[.B$9]*([.A23]-[.D22]-[.B22])" office:value-type="float" office:value="0.659730936399111" calcext:value-type="float">
            <text:p>0.65973</text:p>
          </table:table-cell>
          <table:table-cell table:formula="of:=[.C22]+[.B$10]*[.B22]" office:value-type="float" office:value="0.567773412546764" calcext:value-type="float">
            <text:p>0.56777</text:p>
          </table:table-cell>
          <table:table-cell table:formula="of:=[.C23]" office:value-type="float" office:value="0.567773412546764" calcext:value-type="float">
            <text:p>0.56777</text:p>
          </table:table-cell>
          <table:table-cell table:formula="of:=([.D23]-[.D22])*[.F$13]" office:value-type="float" office:value="0.552061565034443" calcext:value-type="float">
            <text:p>0.5521</text:p>
          </table:table-cell>
          <table:table-cell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B23]+[.B$9]*([.A24]-[.D23]-[.B23])" office:value-type="float" office:value="0.58920458822589" calcext:value-type="float">
            <text:p>0.58920</text:p>
          </table:table-cell>
          <table:table-cell table:formula="of:=[.C23]+[.B$10]*[.B23]" office:value-type="float" office:value="0.670031707688626" calcext:value-type="float">
            <text:p>0.67003</text:p>
          </table:table-cell>
          <table:table-cell table:formula="of:=[.C24]" office:value-type="float" office:value="0.670031707688626" calcext:value-type="float">
            <text:p>0.67003</text:p>
          </table:table-cell>
          <table:table-cell table:formula="of:=([.D24]-[.D23])*[.F$13]" office:value-type="float" office:value="0.511291475709311" calcext:value-type="float">
            <text:p>0.5113</text:p>
          </table:table-cell>
          <table:table-cell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B24]+[.B$9]*([.A25]-[.D24]-[.B24])" office:value-type="float" office:value="0.50884133649239" calcext:value-type="float">
            <text:p>0.50884</text:p>
          </table:table-cell>
          <table:table-cell table:formula="of:=[.C24]+[.B$10]*[.B24]" office:value-type="float" office:value="0.761358418863639" calcext:value-type="float">
            <text:p>0.76136</text:p>
          </table:table-cell>
          <table:table-cell table:formula="of:=[.C25]" office:value-type="float" office:value="0.761358418863639" calcext:value-type="float">
            <text:p>0.76136</text:p>
          </table:table-cell>
          <table:table-cell table:formula="of:=([.D25]-[.D24])*[.F$13]" office:value-type="float" office:value="0.456633555875064" calcext:value-type="float">
            <text:p>0.4566</text:p>
          </table:table-cell>
          <table:table-cell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B25]+[.B$9]*([.A26]-[.D25]-[.B25])" office:value-type="float" office:value="0.425079412332021" calcext:value-type="float">
            <text:p>0.42508</text:p>
          </table:table-cell>
          <table:table-cell table:formula="of:=[.C25]+[.B$10]*[.B25]" office:value-type="float" office:value="0.840228826019959" calcext:value-type="float">
            <text:p>0.84023</text:p>
          </table:table-cell>
          <table:table-cell table:formula="of:=[.C26]" office:value-type="float" office:value="0.840228826019959" calcext:value-type="float">
            <text:p>0.84023</text:p>
          </table:table-cell>
          <table:table-cell table:formula="of:=([.D26]-[.D25])*[.F$13]" office:value-type="float" office:value="0.394352035781602" calcext:value-type="float">
            <text:p>0.3944</text:p>
          </table:table-cell>
          <table:table-cell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B26]+[.B$9]*([.A27]-[.D26]-[.B26])" office:value-type="float" office:value="0.342833858442907" calcext:value-type="float">
            <text:p>0.34283</text:p>
          </table:table-cell>
          <table:table-cell table:formula="of:=[.C26]+[.B$10]*[.B26]" office:value-type="float" office:value="0.906116134931423" calcext:value-type="float">
            <text:p>0.90612</text:p>
          </table:table-cell>
          <table:table-cell table:formula="of:=[.C27]" office:value-type="float" office:value="0.906116134931423" calcext:value-type="float">
            <text:p>0.90612</text:p>
          </table:table-cell>
          <table:table-cell table:formula="of:=([.D27]-[.D26])*[.F$13]" office:value-type="float" office:value="0.329436544557317" calcext:value-type="float">
            <text:p>0.3294</text:p>
          </table:table-cell>
          <table:table-cell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B27]+[.B$9]*([.A28]-[.D27]-[.B27])" office:value-type="float" office:value="0.265659360496865" calcext:value-type="float">
            <text:p>0.26566</text:p>
          </table:table-cell>
          <table:table-cell table:formula="of:=[.C27]+[.B$10]*[.B27]" office:value-type="float" office:value="0.959255382990073" calcext:value-type="float">
            <text:p>0.95926</text:p>
          </table:table-cell>
          <table:table-cell table:formula="of:=[.C28]" office:value-type="float" office:value="0.959255382990073" calcext:value-type="float">
            <text:p>0.95926</text:p>
          </table:table-cell>
          <table:table-cell table:formula="of:=([.D28]-[.D27])*[.F$13]" office:value-type="float" office:value="0.265696240293253" calcext:value-type="float">
            <text:p>0.2657</text:p>
          </table:table-cell>
          <table:table-cell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B28]+[.B$9]*([.A29]-[.D28]-[.B28])" office:value-type="float" office:value="0.195935790015914" calcext:value-type="float">
            <text:p>0.19594</text:p>
          </table:table-cell>
          <table:table-cell table:formula="of:=[.C28]+[.B$10]*[.B28]" office:value-type="float" office:value="1.00043258386709" calcext:value-type="float">
            <text:p>1.00043</text:p>
          </table:table-cell>
          <table:table-cell table:formula="of:=[.C29]" office:value-type="float" office:value="1.00043258386709" calcext:value-type="float">
            <text:p>1.00043</text:p>
          </table:table-cell>
          <table:table-cell table:formula="of:=([.D29]-[.D28])*[.F$13]" office:value-type="float" office:value="0.205886004385071" calcext:value-type="float">
            <text:p>0.2059</text:p>
          </table:table-cell>
          <table:table-cell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B29]+[.B$9]*([.A30]-[.D29]-[.B29])" office:value-type="float" office:value="0.135061594112184" calcext:value-type="float">
            <text:p>0.13506</text:p>
          </table:table-cell>
          <table:table-cell table:formula="of:=[.C29]+[.B$10]*[.B29]" office:value-type="float" office:value="1.03080263131955" calcext:value-type="float">
            <text:p>1.03080</text:p>
          </table:table-cell>
          <table:table-cell table:formula="of:=[.C30]" office:value-type="float" office:value="1.03080263131955" calcext:value-type="float">
            <text:p>1.03080</text:p>
          </table:table-cell>
          <table:table-cell table:formula="of:=([.D30]-[.D29])*[.F$13]" office:value-type="float" office:value="0.151850237262333" calcext:value-type="float">
            <text:p>0.1519</text:p>
          </table:table-cell>
          <table:table-cell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B30]+[.B$9]*([.A31]-[.D30]-[.B30])" office:value-type="float" office:value="0.083643684228345" calcext:value-type="float">
            <text:p>0.08364</text:p>
          </table:table-cell>
          <table:table-cell table:formula="of:=[.C30]+[.B$10]*[.B30]" office:value-type="float" office:value="1.05173717840694" calcext:value-type="float">
            <text:p>1.05174</text:p>
          </table:table-cell>
          <table:table-cell table:formula="of:=[.C31]" office:value-type="float" office:value="1.05173717840694" calcext:value-type="float">
            <text:p>1.05174</text:p>
          </table:table-cell>
          <table:table-cell table:formula="of:=([.D31]-[.D30])*[.F$13]" office:value-type="float" office:value="0.104672735436943" calcext:value-type="float">
            <text:p>0.1047</text:p>
          </table:table-cell>
          <table:table-cell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B31]+[.B$9]*([.A32]-[.D31]-[.B31])" office:value-type="float" office:value="0.0416756168114059" calcext:value-type="float">
            <text:p>0.04168</text:p>
          </table:table-cell>
          <table:table-cell table:formula="of:=[.C31]+[.B$10]*[.B31]" office:value-type="float" office:value="1.06470194946234" calcext:value-type="float">
            <text:p>1.06470</text:p>
          </table:table-cell>
          <table:table-cell table:formula="of:=[.C32]" office:value-type="float" office:value="1.06470194946234" calcext:value-type="float">
            <text:p>1.06470</text:p>
          </table:table-cell>
          <table:table-cell table:formula="of:=([.D32]-[.D31])*[.F$13]" office:value-type="float" office:value="0.0648238552769675" calcext:value-type="float">
            <text:p>0.0648</text:p>
          </table:table-cell>
          <table:table-cell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B32]+[.B$9]*([.A33]-[.D32]-[.B32])" office:value-type="float" office:value="0.00869857126654591" calcext:value-type="float">
            <text:p>0.00870</text:p>
          </table:table-cell>
          <table:table-cell table:formula="of:=[.C32]+[.B$10]*[.B32]" office:value-type="float" office:value="1.0711616700681" calcext:value-type="float">
            <text:p>1.07116</text:p>
          </table:table-cell>
          <table:table-cell table:formula="of:=[.C33]" office:value-type="float" office:value="1.0711616700681" calcext:value-type="float">
            <text:p>1.07116</text:p>
          </table:table-cell>
          <table:table-cell table:formula="of:=([.D33]-[.D32])*[.F$13]" office:value-type="float" office:value="0.0322986030288397" calcext:value-type="float">
            <text:p>0.0323</text:p>
          </table:table-cell>
          <table:table-cell/>
        </table:table-row>
        <table:table-row table:style-name="ro1">
          <table:table-cell table:formula="of:=[.A33]" office:value-type="float" office:value="1" calcext:value-type="float">
            <text:p>1</text:p>
          </table:table-cell>
          <table:table-cell table:formula="of:=[.B33]+[.B$9]*([.A34]-[.D33]-[.B33])" office:value-type="float" office:value="-0.0160581035471955" calcext:value-type="float">
            <text:p>-0.01606</text:p>
          </table:table-cell>
          <table:table-cell table:formula="of:=[.C33]+[.B$10]*[.B33]" office:value-type="float" office:value="1.07250994861442" calcext:value-type="float">
            <text:p>1.07251</text:p>
          </table:table-cell>
          <table:table-cell table:formula="of:=[.C34]" office:value-type="float" office:value="1.07250994861442" calcext:value-type="float">
            <text:p>1.07251</text:p>
          </table:table-cell>
          <table:table-cell table:formula="of:=([.D34]-[.D33])*[.F$13]" office:value-type="float" office:value="0.00674139273157293" calcext:value-type="float">
            <text:p>0.0067</text:p>
          </table:table-cell>
          <table:table-cell/>
        </table:table-row>
        <table:table-row table:style-name="ro1">
          <table:table-cell table:formula="of:=[.A34]" office:value-type="float" office:value="1" calcext:value-type="float">
            <text:p>1</text:p>
          </table:table-cell>
          <table:table-cell table:formula="of:=[.B34]+[.B$9]*([.A35]-[.D34]-[.B34])" office:value-type="float" office:value="-0.0335581755180347" calcext:value-type="float">
            <text:p>-0.03356</text:p>
          </table:table-cell>
          <table:table-cell table:formula="of:=[.C34]+[.B$10]*[.B34]" office:value-type="float" office:value="1.0700209425646" calcext:value-type="float">
            <text:p>1.07002</text:p>
          </table:table-cell>
          <table:table-cell table:formula="of:=[.C35]" office:value-type="float" office:value="1.0700209425646" calcext:value-type="float">
            <text:p>1.07002</text:p>
          </table:table-cell>
          <table:table-cell table:formula="of:=([.D35]-[.D34])*[.F$13]" office:value-type="float" office:value="-0.0124450302490764" calcext:value-type="float">
            <text:p>-0.0124</text:p>
          </table:table-cell>
          <table:table-cell/>
        </table:table-row>
        <table:table-row table:style-name="ro1">
          <table:table-cell table:formula="of:=[.A35]" office:value-type="float" office:value="1" calcext:value-type="float">
            <text:p>1</text:p>
          </table:table-cell>
          <table:table-cell table:formula="of:=[.B35]+[.B$9]*([.A36]-[.D35]-[.B35])" office:value-type="float" office:value="-0.0448616333024709" calcext:value-type="float">
            <text:p>-0.04486</text:p>
          </table:table-cell>
          <table:table-cell table:formula="of:=[.C35]+[.B$10]*[.B35]" office:value-type="float" office:value="1.06481942535931" calcext:value-type="float">
            <text:p>1.06482</text:p>
          </table:table-cell>
          <table:table-cell table:formula="of:=[.C36]" office:value-type="float" office:value="1.06481942535931" calcext:value-type="float">
            <text:p>1.06482</text:p>
          </table:table-cell>
          <table:table-cell table:formula="of:=([.D36]-[.D35])*[.F$13]" office:value-type="float" office:value="-0.0260075860264763" calcext:value-type="float">
            <text:p>-0.0260</text:p>
          </table:table-cell>
          <table:table-cell/>
        </table:table-row>
        <table:table-row table:style-name="ro1">
          <table:table-cell table:formula="of:=[.A36]" office:value-type="float" office:value="1" calcext:value-type="float">
            <text:p>1</text:p>
          </table:table-cell>
          <table:table-cell table:formula="of:=[.B36]+[.B$9]*([.A37]-[.D36]-[.B36])" office:value-type="float" office:value="-0.0510485488400904" calcext:value-type="float">
            <text:p>-0.05105</text:p>
          </table:table-cell>
          <table:table-cell table:formula="of:=[.C36]+[.B$10]*[.B36]" office:value-type="float" office:value="1.05786587219743" calcext:value-type="float">
            <text:p>1.05787</text:p>
          </table:table-cell>
          <table:table-cell table:formula="of:=[.C37]" office:value-type="float" office:value="1.05786587219743" calcext:value-type="float">
            <text:p>1.05787</text:p>
          </table:table-cell>
          <table:table-cell table:formula="of:=([.D37]-[.D36])*[.F$13]" office:value-type="float" office:value="-0.0347677658094148" calcext:value-type="float">
            <text:p>-0.0348</text:p>
          </table:table-cell>
          <table:table-cell/>
        </table:table-row>
        <table:table-row table:style-name="ro1">
          <table:table-cell table:formula="of:=[.A37]" office:value-type="float" office:value="1" calcext:value-type="float">
            <text:p>1</text:p>
          </table:table-cell>
          <table:table-cell table:formula="of:=[.B37]+[.B$9]*([.A38]-[.D37]-[.B37])" office:value-type="float" office:value="-0.0531619190808641" calcext:value-type="float">
            <text:p>-0.05316</text:p>
          </table:table-cell>
          <table:table-cell table:formula="of:=[.C37]+[.B$10]*[.B37]" office:value-type="float" office:value="1.04995334712721" calcext:value-type="float">
            <text:p>1.04995</text:p>
          </table:table-cell>
          <table:table-cell table:formula="of:=[.C38]" office:value-type="float" office:value="1.04995334712721" calcext:value-type="float">
            <text:p>1.04995</text:p>
          </table:table-cell>
          <table:table-cell table:formula="of:=([.D38]-[.D37])*[.F$13]" office:value-type="float" office:value="-0.0395626253510706" calcext:value-type="float">
            <text:p>-0.0396</text:p>
          </table:table-cell>
          <table:table-cell/>
        </table:table-row>
        <table:table-row table:style-name="ro1">
          <table:table-cell table:formula="of:=[.A38]" office:value-type="float" office:value="1" calcext:value-type="float">
            <text:p>1</text:p>
          </table:table-cell>
          <table:table-cell table:formula="of:=[.B38]+[.B$9]*([.A39]-[.D38]-[.B38])" office:value-type="float" office:value="-0.0521672617752316" calcext:value-type="float">
            <text:p>-0.05217</text:p>
          </table:table-cell>
          <table:table-cell table:formula="of:=[.C38]+[.B$10]*[.B38]" office:value-type="float" office:value="1.04171324966968" calcext:value-type="float">
            <text:p>1.04171</text:p>
          </table:table-cell>
          <table:table-cell table:formula="of:=[.C39]" office:value-type="float" office:value="1.04171324966968" calcext:value-type="float">
            <text:p>1.04171</text:p>
          </table:table-cell>
          <table:table-cell table:formula="of:=([.D39]-[.D38])*[.F$13]" office:value-type="float" office:value="-0.0412004872876692" calcext:value-type="float">
            <text:p>-0.0412</text:p>
          </table:table-cell>
          <table:table-cell/>
        </table:table-row>
        <table:table-row table:style-name="ro1">
          <table:table-cell table:formula="of:=[.A39]" office:value-type="float" office:value="1" calcext:value-type="float">
            <text:p>1</text:p>
          </table:table-cell>
          <table:table-cell table:formula="of:=[.B39]+[.B$9]*([.A40]-[.D39]-[.B39])" office:value-type="float" office:value="-0.0489265180225097" calcext:value-type="float">
            <text:p>-0.04893</text:p>
          </table:table-cell>
          <table:table-cell table:formula="of:=[.C39]+[.B$10]*[.B39]" office:value-type="float" office:value="1.03362732409452" calcext:value-type="float">
            <text:p>1.03363</text:p>
          </table:table-cell>
          <table:table-cell table:formula="of:=[.C40]" office:value-type="float" office:value="1.03362732409452" calcext:value-type="float">
            <text:p>1.03363</text:p>
          </table:table-cell>
          <table:table-cell table:formula="of:=([.D40]-[.D39])*[.F$13]" office:value-type="float" office:value="-0.0404296278758043" calcext:value-type="float">
            <text:p>-0.0404</text:p>
          </table:table-cell>
          <table:table-cell/>
        </table:table-row>
        <table:table-row table:style-name="ro1">
          <table:table-cell table:formula="of:=[.A40]" office:value-type="float" office:value="1" calcext:value-type="float">
            <text:p>1</text:p>
          </table:table-cell>
          <table:table-cell table:formula="of:=[.B40]+[.B$9]*([.A41]-[.D40]-[.B40])" office:value-type="float" office:value="-0.0441837679048317" calcext:value-type="float">
            <text:p>-0.04418</text:p>
          </table:table-cell>
          <table:table-cell table:formula="of:=[.C40]+[.B$10]*[.B40]" office:value-type="float" office:value="1.02604371380103" calcext:value-type="float">
            <text:p>1.02604</text:p>
          </table:table-cell>
          <table:table-cell table:formula="of:=[.C41]" office:value-type="float" office:value="1.02604371380103" calcext:value-type="float">
            <text:p>1.02604</text:p>
          </table:table-cell>
          <table:table-cell table:formula="of:=([.D41]-[.D40])*[.F$13]" office:value-type="float" office:value="-0.0379180514674449" calcext:value-type="float">
            <text:p>-0.0379</text:p>
          </table:table-cell>
          <table:table-cell/>
        </table:table-row>
        <table:table-row table:style-name="ro1">
          <table:table-cell table:formula="of:=[.A41]" office:value-type="float" office:value="1" calcext:value-type="float">
            <text:p>1</text:p>
          </table:table-cell>
          <table:table-cell table:formula="of:=[.B41]+[.B$9]*([.A42]-[.D41]-[.B41])" office:value-type="float" office:value="-0.0385603511326523" calcext:value-type="float">
            <text:p>-0.03856</text:p>
          </table:table-cell>
          <table:table-cell table:formula="of:=[.C41]+[.B$10]*[.B41]" office:value-type="float" office:value="1.01919522977578" calcext:value-type="float">
            <text:p>1.01920</text:p>
          </table:table-cell>
          <table:table-cell table:formula="of:=[.C42]" office:value-type="float" office:value="1.01919522977578" calcext:value-type="float">
            <text:p>1.01920</text:p>
          </table:table-cell>
          <table:table-cell table:formula="of:=([.D42]-[.D41])*[.F$13]" office:value-type="float" office:value="-0.0342424201262448" calcext:value-type="float">
            <text:p>-0.0342</text:p>
          </table:table-cell>
          <table:table-cell/>
        </table:table-row>
        <table:table-row table:style-name="ro1">
          <table:table-cell table:formula="of:=[.A42]" office:value-type="float" office:value="1" calcext:value-type="float">
            <text:p>1</text:p>
          </table:table-cell>
          <table:table-cell table:formula="of:=[.B42]+[.B$9]*([.A43]-[.D42]-[.B42])" office:value-type="float" office:value="-0.0325571635120214" calcext:value-type="float">
            <text:p>-0.03256</text:p>
          </table:table-cell>
          <table:table-cell table:formula="of:=[.C42]+[.B$10]*[.B42]" office:value-type="float" office:value="1.01321837535022" calcext:value-type="float">
            <text:p>1.01322</text:p>
          </table:table-cell>
          <table:table-cell table:formula="of:=[.C43]" office:value-type="float" office:value="1.01321837535022" calcext:value-type="float">
            <text:p>1.01322</text:p>
          </table:table-cell>
          <table:table-cell table:formula="of:=([.D43]-[.D42])*[.F$13]" office:value-type="float" office:value="-0.0298842721278059" calcext:value-type="float">
            <text:p>-0.0299</text:p>
          </table:table-cell>
          <table:table-cell/>
        </table:table-row>
        <table:table-row table:style-name="ro1">
          <table:table-cell table:formula="of:=[.A43]" office:value-type="float" office:value="1" calcext:value-type="float">
            <text:p>1</text:p>
          </table:table-cell>
          <table:table-cell table:formula="of:=[.B43]+[.B$9]*([.A44]-[.D43]-[.B43])" office:value-type="float" office:value="-0.026562139181862" calcext:value-type="float">
            <text:p>-0.02656</text:p>
          </table:table-cell>
          <table:table-cell table:formula="of:=[.C43]+[.B$10]*[.B43]" office:value-type="float" office:value="1.00817201500585" calcext:value-type="float">
            <text:p>1.00817</text:p>
          </table:table-cell>
          <table:table-cell table:formula="of:=[.C44]" office:value-type="float" office:value="1.00817201500585" calcext:value-type="float">
            <text:p>1.00817</text:p>
          </table:table-cell>
          <table:table-cell table:formula="of:=([.D44]-[.D43])*[.F$13]" office:value-type="float" office:value="-0.0252318017218167" calcext:value-type="float">
            <text:p>-0.0252</text:p>
          </table:table-cell>
          <table:table-cell/>
        </table:table-row>
        <table:table-row table:style-name="ro1">
          <table:table-cell table:formula="of:=[.A44]" office:value-type="float" office:value="1" calcext:value-type="float">
            <text:p>1</text:p>
          </table:table-cell>
          <table:table-cell table:formula="of:=[.B44]+[.B$9]*([.A45]-[.D44]-[.B44])" office:value-type="float" office:value="-0.0208612006872995" calcext:value-type="float">
            <text:p>-0.02086</text:p>
          </table:table-cell>
          <table:table-cell table:formula="of:=[.C44]+[.B$10]*[.B44]" office:value-type="float" office:value="1.00405488343267" calcext:value-type="float">
            <text:p>1.00405</text:p>
          </table:table-cell>
          <table:table-cell table:formula="of:=[.C45]" office:value-type="float" office:value="1.00405488343267" calcext:value-type="float">
            <text:p>1.00405</text:p>
          </table:table-cell>
          <table:table-cell table:formula="of:=([.D45]-[.D44])*[.F$13]" office:value-type="float" office:value="-0.0205856578659436" calcext:value-type="float">
            <text:p>-0.0206</text:p>
          </table:table-cell>
          <table:table-cell/>
        </table:table-row>
        <table:table-row table:style-name="ro1">
          <table:table-cell table:formula="of:=[.A45]" office:value-type="float" office:value="1" calcext:value-type="float">
            <text:p>1</text:p>
          </table:table-cell>
          <table:table-cell table:formula="of:=[.B45]+[.B$9]*([.A46]-[.D45]-[.B45])" office:value-type="float" office:value="-0.0156512423383628" calcext:value-type="float">
            <text:p>-0.01565</text:p>
          </table:table-cell>
          <table:table-cell table:formula="of:=[.C45]+[.B$10]*[.B45]" office:value-type="float" office:value="1.00082139732613" calcext:value-type="float">
            <text:p>1.00082</text:p>
          </table:table-cell>
          <table:table-cell table:formula="of:=[.C46]" office:value-type="float" office:value="1.00082139732613" calcext:value-type="float">
            <text:p>1.00082</text:p>
          </table:table-cell>
          <table:table-cell table:formula="of:=([.D46]-[.D45])*[.F$13]" office:value-type="float" office:value="-0.0161674305326576" calcext:value-type="float">
            <text:p>-0.0162</text:p>
          </table:table-cell>
          <table:table-cell/>
        </table:table-row>
        <table:table-row table:style-name="ro1">
          <table:table-cell table:formula="of:=[.A46]" office:value-type="float" office:value="1" calcext:value-type="float">
            <text:p>1</text:p>
          </table:table-cell>
          <table:table-cell table:formula="of:=[.B46]+[.B$9]*([.A47]-[.D46]-[.B46])" office:value-type="float" office:value="-0.0110539903845717" calcext:value-type="float">
            <text:p>-0.01105</text:p>
          </table:table-cell>
          <table:table-cell table:formula="of:=[.C46]+[.B$10]*[.B46]" office:value-type="float" office:value="0.998395454763687" calcext:value-type="float">
            <text:p>0.99840</text:p>
          </table:table-cell>
          <table:table-cell table:formula="of:=[.C47]" office:value-type="float" office:value="0.998395454763687" calcext:value-type="float">
            <text:p>0.99840</text:p>
          </table:table-cell>
          <table:table-cell table:formula="of:=([.D47]-[.D46])*[.F$13]" office:value-type="float" office:value="-0.0121297128122311" calcext:value-type="float">
            <text:p>-0.0121</text:p>
          </table:table-cell>
          <table:table-cell/>
        </table:table-row>
        <table:table-row table:style-name="ro1">
          <table:table-cell table:formula="of:=[.A47]" office:value-type="float" office:value="1" calcext:value-type="float">
            <text:p>1</text:p>
          </table:table-cell>
          <table:table-cell table:formula="of:=[.B47]+[.B$9]*([.A48]-[.D47]-[.B47])" office:value-type="float" office:value="-0.00712984434209754" calcext:value-type="float">
            <text:p>-0.00713</text:p>
          </table:table-cell>
          <table:table-cell table:formula="of:=[.C47]+[.B$10]*[.B47]" office:value-type="float" office:value="0.996682086254079" calcext:value-type="float">
            <text:p>0.99668</text:p>
          </table:table-cell>
          <table:table-cell table:formula="of:=[.C48]" office:value-type="float" office:value="0.996682086254079" calcext:value-type="float">
            <text:p>0.99668</text:p>
          </table:table-cell>
          <table:table-cell table:formula="of:=([.D48]-[.D47])*[.F$13]" office:value-type="float" office:value="-0.00856684254804285" calcext:value-type="float">
            <text:p>-0.0086</text:p>
          </table:table-cell>
          <table:table-cell/>
        </table:table-row>
        <table:table-row table:style-name="ro1">
          <table:table-cell table:formula="of:=[.A48]" office:value-type="float" office:value="1" calcext:value-type="float">
            <text:p>1</text:p>
          </table:table-cell>
          <table:table-cell table:formula="of:=[.B48]+[.B$9]*([.A49]-[.D48]-[.B48])" office:value-type="float" office:value="-0.00389103933481171" calcext:value-type="float">
            <text:p>-0.00389</text:p>
          </table:table-cell>
          <table:table-cell table:formula="of:=[.C48]+[.B$10]*[.B48]" office:value-type="float" office:value="0.995576960381054" calcext:value-type="float">
            <text:p>0.99558</text:p>
          </table:table-cell>
          <table:table-cell table:formula="of:=[.C49]" office:value-type="float" office:value="0.995576960381054" calcext:value-type="float">
            <text:p>0.99558</text:p>
          </table:table-cell>
          <table:table-cell table:formula="of:=([.D49]-[.D48])*[.F$13]" office:value-type="float" office:value="-0.00552562936512568" calcext:value-type="float">
            <text:p>-0.0055</text:p>
          </table:table-cell>
          <table:table-cell/>
        </table:table-row>
        <table:table-row table:style-name="ro1">
          <table:table-cell table:formula="of:=[.A49]" office:value-type="float" office:value="1" calcext:value-type="float">
            <text:p>1</text:p>
          </table:table-cell>
          <table:table-cell table:formula="of:=[.B49]+[.B$9]*([.A50]-[.D49]-[.B49])" office:value-type="float" office:value="-0.00131367485914669" calcext:value-type="float">
            <text:p>-0.00131</text:p>
          </table:table-cell>
          <table:table-cell table:formula="of:=[.C49]+[.B$10]*[.B49]" office:value-type="float" office:value="0.994973849284158" calcext:value-type="float">
            <text:p>0.99497</text:p>
          </table:table-cell>
          <table:table-cell table:formula="of:=[.C50]" office:value-type="float" office:value="0.994973849284158" calcext:value-type="float">
            <text:p>0.99497</text:p>
          </table:table-cell>
          <table:table-cell table:formula="of:=([.D50]-[.D49])*[.F$13]" office:value-type="float" office:value="-0.00301555548447907" calcext:value-type="float">
            <text:p>-0.0030</text:p>
          </table:table-cell>
          <table:table-cell/>
        </table:table-row>
        <table:table-row table:style-name="ro1">
          <table:table-cell table:formula="of:=[.A50]" office:value-type="float" office:value="1" calcext:value-type="float">
            <text:p>1</text:p>
          </table:table-cell>
          <table:table-cell table:formula="of:=[.B50]+[.B$9]*([.A51]-[.D50]-[.B50])" office:value-type="float" office:value="0.000651671069099873" calcext:value-type="float">
            <text:p>0.00065</text:p>
          </table:table-cell>
          <table:table-cell table:formula="of:=[.C50]+[.B$10]*[.B50]" office:value-type="float" office:value="0.99477022968099" calcext:value-type="float">
            <text:p>0.99477</text:p>
          </table:table-cell>
          <table:table-cell table:formula="of:=[.C51]" office:value-type="float" office:value="0.99477022968099" calcext:value-type="float">
            <text:p>0.99477</text:p>
          </table:table-cell>
          <table:table-cell table:formula="of:=([.D51]-[.D50])*[.F$13]" office:value-type="float" office:value="-0.00101809801583863" calcext:value-type="float">
            <text:p>-0.0010</text:p>
          </table:table-cell>
          <table:table-cell/>
        </table:table-row>
        <table:table-row table:style-name="ro1">
          <table:table-cell table:formula="of:=[.A51]" office:value-type="float" office:value="1" calcext:value-type="float">
            <text:p>1</text:p>
          </table:table-cell>
          <table:table-cell table:formula="of:=[.B51]+[.B$9]*([.A52]-[.D51]-[.B51])" office:value-type="float" office:value="0.002070881836572" calcext:value-type="float">
            <text:p>0.00207</text:p>
          </table:table-cell>
          <table:table-cell table:formula="of:=[.C51]+[.B$10]*[.B51]" office:value-type="float" office:value="0.9948712386967" calcext:value-type="float">
            <text:p>0.99487</text:p>
          </table:table-cell>
          <table:table-cell table:formula="of:=[.C52]" office:value-type="float" office:value="0.9948712386967" calcext:value-type="float">
            <text:p>0.99487</text:p>
          </table:table-cell>
          <table:table-cell table:formula="of:=([.D52]-[.D51])*[.F$13]" office:value-type="float" office:value="0.000505045078552646" calcext:value-type="float">
            <text:p>0.0005</text:p>
          </table:table-cell>
          <table:table-cell/>
        </table:table-row>
        <table:table-row table:style-name="ro1">
          <table:table-cell table:formula="of:=[.A52]" office:value-type="float" office:value="1" calcext:value-type="float">
            <text:p>1</text:p>
          </table:table-cell>
          <table:table-cell table:formula="of:=[.B52]+[.B$9]*([.A53]-[.D52]-[.B52])" office:value-type="float" office:value="0.0030188244712575" calcext:value-type="float">
            <text:p>0.00302</text:p>
          </table:table-cell>
          <table:table-cell table:formula="of:=[.C52]+[.B$10]*[.B52]" office:value-type="float" office:value="0.995192225381369" calcext:value-type="float">
            <text:p>0.99519</text:p>
          </table:table-cell>
          <table:table-cell table:formula="of:=[.C53]" office:value-type="float" office:value="0.995192225381369" calcext:value-type="float">
            <text:p>0.99519</text:p>
          </table:table-cell>
          <table:table-cell table:formula="of:=([.D53]-[.D52])*[.F$13]" office:value-type="float" office:value="0.00160493342334311" calcext:value-type="float">
            <text:p>0.0016</text:p>
          </table:table-cell>
          <table:table-cell/>
        </table:table-row>
        <table:table-row table:style-name="ro1">
          <table:table-cell table:formula="of:=[.A53]" office:value-type="float" office:value="1" calcext:value-type="float">
            <text:p>1</text:p>
          </table:table-cell>
          <table:table-cell table:formula="of:=[.B53]+[.B$9]*([.A54]-[.D53]-[.B53])" office:value-type="float" office:value="0.00357339901694322" calcext:value-type="float">
            <text:p>0.00357</text:p>
          </table:table-cell>
          <table:table-cell table:formula="of:=[.C53]+[.B$10]*[.B53]" office:value-type="float" office:value="0.995660143174414" calcext:value-type="float">
            <text:p>0.99566</text:p>
          </table:table-cell>
          <table:table-cell table:formula="of:=[.C54]" office:value-type="float" office:value="0.995660143174414" calcext:value-type="float">
            <text:p>0.99566</text:p>
          </table:table-cell>
          <table:table-cell table:formula="of:=([.D54]-[.D53])*[.F$13]" office:value-type="float" office:value="0.00233958896522446" calcext:value-type="float">
            <text:p>0.0023</text:p>
          </table:table-cell>
          <table:table-cell/>
        </table:table-row>
        <table:table-row table:style-name="ro1">
          <table:table-cell table:formula="of:=[.A54]" office:value-type="float" office:value="1" calcext:value-type="float">
            <text:p>1</text:p>
          </table:table-cell>
          <table:table-cell table:formula="of:=[.B54]+[.B$9]*([.A55]-[.D54]-[.B54])" office:value-type="float" office:value="0.00381100093762245" calcext:value-type="float">
            <text:p>0.00381</text:p>
          </table:table-cell>
          <table:table-cell table:formula="of:=[.C54]+[.B$10]*[.B54]" office:value-type="float" office:value="0.99621402002204" calcext:value-type="float">
            <text:p>0.99621</text:p>
          </table:table-cell>
          <table:table-cell table:formula="of:=[.C55]" office:value-type="float" office:value="0.99621402002204" calcext:value-type="float">
            <text:p>0.99621</text:p>
          </table:table-cell>
          <table:table-cell table:formula="of:=([.D55]-[.D54])*[.F$13]" office:value-type="float" office:value="0.002769384238131" calcext:value-type="float">
            <text:p>0.0028</text:p>
          </table:table-cell>
          <table:table-cell/>
        </table:table-row>
        <table:table-row table:style-name="ro1">
          <table:table-cell table:formula="of:=[.A55]" office:value-type="float" office:value="1" calcext:value-type="float">
            <text:p>1</text:p>
          </table:table-cell>
          <table:table-cell table:formula="of:=[.B55]+[.B$9]*([.A56]-[.D55]-[.B55])" office:value-type="float" office:value="0.003803244440127" calcext:value-type="float">
            <text:p>0.00380</text:p>
          </table:table-cell>
          <table:table-cell table:formula="of:=[.C55]+[.B$10]*[.B55]" office:value-type="float" office:value="0.996804725167372" calcext:value-type="float">
            <text:p>0.99680</text:p>
          </table:table-cell>
          <table:table-cell table:formula="of:=[.C56]" office:value-type="float" office:value="0.996804725167372" calcext:value-type="float">
            <text:p>0.99680</text:p>
          </table:table-cell>
          <table:table-cell table:formula="of:=([.D56]-[.D55])*[.F$13]" office:value-type="float" office:value="0.00295352572665719" calcext:value-type="float">
            <text:p>0.0030</text:p>
          </table:table-cell>
          <table:table-cell/>
        </table:table-row>
        <table:table-row table:style-name="ro1">
          <table:table-cell table:formula="of:=[.A56]" office:value-type="float" office:value="1" calcext:value-type="float">
            <text:p>1</text:p>
          </table:table-cell>
          <table:table-cell table:formula="of:=[.B56]+[.B$9]*([.A57]-[.D56]-[.B56])" office:value-type="float" office:value="0.0036147738618024" calcext:value-type="float">
            <text:p>0.00361</text:p>
          </table:table-cell>
          <table:table-cell table:formula="of:=[.C56]+[.B$10]*[.B56]" office:value-type="float" office:value="0.997394228055591" calcext:value-type="float">
            <text:p>0.99739</text:p>
          </table:table-cell>
          <table:table-cell table:formula="of:=[.C57]" office:value-type="float" office:value="0.997394228055591" calcext:value-type="float">
            <text:p>0.99739</text:p>
          </table:table-cell>
          <table:table-cell table:formula="of:=([.D57]-[.D56])*[.F$13]" office:value-type="float" office:value="0.00294751444109842" calcext:value-type="float">
            <text:p>0.0029</text:p>
          </table:table-cell>
          <table:table-cell/>
        </table:table-row>
        <table:table-row table:style-name="ro1">
          <table:table-cell table:formula="of:=[.A57]" office:value-type="float" office:value="1" calcext:value-type="float">
            <text:p>1</text:p>
          </table:table-cell>
          <table:table-cell table:formula="of:=[.B57]+[.B$9]*([.A58]-[.D57]-[.B57])" office:value-type="float" office:value="0.00330198326741031" calcext:value-type="float">
            <text:p>0.00330</text:p>
          </table:table-cell>
          <table:table-cell table:formula="of:=[.C57]+[.B$10]*[.B57]" office:value-type="float" office:value="0.997954518004171" calcext:value-type="float">
            <text:p>0.99795</text:p>
          </table:table-cell>
          <table:table-cell table:formula="of:=[.C58]" office:value-type="float" office:value="0.997954518004171" calcext:value-type="float">
            <text:p>0.99795</text:p>
          </table:table-cell>
          <table:table-cell table:formula="of:=([.D58]-[.D57])*[.F$13]" office:value-type="float" office:value="0.00280144974289687" calcext:value-type="float">
            <text:p>0.0028</text:p>
          </table:table-cell>
          <table:table-cell/>
        </table:table-row>
        <table:table-row table:style-name="ro1">
          <table:table-cell table:formula="of:=[.A58]" office:value-type="float" office:value="1" calcext:value-type="float">
            <text:p>1</text:p>
          </table:table-cell>
          <table:table-cell table:formula="of:=[.B58]+[.B$9]*([.A59]-[.D58]-[.B58])" office:value-type="float" office:value="0.00291246787322017" calcext:value-type="float">
            <text:p>0.00291</text:p>
          </table:table-cell>
          <table:table-cell table:formula="of:=[.C58]+[.B$10]*[.B58]" office:value-type="float" office:value="0.998466325410619" calcext:value-type="float">
            <text:p>0.99847</text:p>
          </table:table-cell>
          <table:table-cell table:formula="of:=[.C59]" office:value-type="float" office:value="0.998466325410619" calcext:value-type="float">
            <text:p>0.99847</text:p>
          </table:table-cell>
          <table:table-cell table:formula="of:=([.D59]-[.D58])*[.F$13]" office:value-type="float" office:value="0.00255903703224314" calcext:value-type="float">
            <text:p>0.0026</text:p>
          </table:table-cell>
          <table:table-cell/>
        </table:table-row>
        <table:table-row table:style-name="ro1">
          <table:table-cell table:formula="of:=[.A59]" office:value-type="float" office:value="1" calcext:value-type="float">
            <text:p>1</text:p>
          </table:table-cell>
          <table:table-cell table:formula="of:=[.B59]+[.B$9]*([.A60]-[.D59]-[.B59])" office:value-type="float" office:value="0.0024850419552299" calcext:value-type="float">
            <text:p>0.00249</text:p>
          </table:table-cell>
          <table:table-cell table:formula="of:=[.C59]+[.B$10]*[.B59]" office:value-type="float" office:value="0.998917757930969" calcext:value-type="float">
            <text:p>0.99892</text:p>
          </table:table-cell>
          <table:table-cell table:formula="of:=[.C60]" office:value-type="float" office:value="0.998917757930969" calcext:value-type="float">
            <text:p>0.99892</text:p>
          </table:table-cell>
          <table:table-cell table:formula="of:=([.D60]-[.D59])*[.F$13]" office:value-type="float" office:value="0.00225716260174591" calcext:value-type="float">
            <text:p>0.0023</text:p>
          </table:table-cell>
          <table:table-cell/>
        </table:table-row>
        <table:table-row table:style-name="ro1">
          <table:table-cell table:formula="of:=[.A60]" office:value-type="float" office:value="1" calcext:value-type="float">
            <text:p>1</text:p>
          </table:table-cell>
          <table:table-cell table:formula="of:=[.B60]+[.B$9]*([.A61]-[.D60]-[.B60])" office:value-type="float" office:value="0.00205017399050837" calcext:value-type="float">
            <text:p>0.00205</text:p>
          </table:table-cell>
          <table:table-cell table:formula="of:=[.C60]+[.B$10]*[.B60]" office:value-type="float" office:value="0.999302939434029" calcext:value-type="float">
            <text:p>0.99930</text:p>
          </table:table-cell>
          <table:table-cell table:formula="of:=[.C61]" office:value-type="float" office:value="0.999302939434029" calcext:value-type="float">
            <text:p>0.99930</text:p>
          </table:table-cell>
          <table:table-cell table:formula="of:=([.D61]-[.D60])*[.F$13]" office:value-type="float" office:value="0.0019259075153033" calcext:value-type="float">
            <text:p>0.0019</text:p>
          </table:table-cell>
          <table:table-cell/>
        </table:table-row>
        <table:table-row table:style-name="ro1">
          <table:table-cell table:formula="of:=[.A61]" office:value-type="float" office:value="1" calcext:value-type="float">
            <text:p>1</text:p>
          </table:table-cell>
          <table:table-cell table:formula="of:=[.B61]+[.B$9]*([.A62]-[.D61]-[.B61])" office:value-type="float" office:value="0.0016307088289017" calcext:value-type="float">
            <text:p>0.00163</text:p>
          </table:table-cell>
          <table:table-cell table:formula="of:=[.C61]+[.B$10]*[.B61]" office:value-type="float" office:value="0.999620716402558" calcext:value-type="float">
            <text:p>0.99962</text:p>
          </table:table-cell>
          <table:table-cell table:formula="of:=[.C62]" office:value-type="float" office:value="0.999620716402558" calcext:value-type="float">
            <text:p>0.99962</text:p>
          </table:table-cell>
          <table:table-cell table:formula="of:=([.D62]-[.D61])*[.F$13]" office:value-type="float" office:value="0.00158888484264375" calcext:value-type="float">
            <text:p>0.0016</text:p>
          </table:table-cell>
          <table:table-cell/>
        </table:table-row>
        <table:table-row table:style-name="ro1">
          <table:table-cell table:formula="of:=[.A62]" office:value-type="float" office:value="1" calcext:value-type="float">
            <text:p>1</text:p>
          </table:table-cell>
          <table:table-cell table:formula="of:=[.B62]+[.B$9]*([.A63]-[.D62]-[.B62])" office:value-type="float" office:value="0.00124276700714919" calcext:value-type="float">
            <text:p>0.00124</text:p>
          </table:table-cell>
          <table:table-cell table:formula="of:=[.C62]+[.B$10]*[.B62]" office:value-type="float" office:value="0.999873476271038" calcext:value-type="float">
            <text:p>0.99987</text:p>
          </table:table-cell>
          <table:table-cell table:formula="of:=[.C63]" office:value-type="float" office:value="0.999873476271038" calcext:value-type="float">
            <text:p>0.99987</text:p>
          </table:table-cell>
          <table:table-cell table:formula="of:=([.D63]-[.D62])*[.F$13]" office:value-type="float" office:value="0.00126379934239862" calcext:value-type="float">
            <text:p>0.0013</text:p>
          </table:table-cell>
          <table:table-cell/>
        </table:table-row>
        <table:table-row table:style-name="ro1">
          <table:table-cell table:formula="of:=[.A63]" office:value-type="float" office:value="1" calcext:value-type="float">
            <text:p>1</text:p>
          </table:table-cell>
          <table:table-cell table:formula="of:=[.B63]+[.B$9]*([.A64]-[.D63]-[.B63])" office:value-type="float" office:value="0.000896731590911246" calcext:value-type="float">
            <text:p>0.00090</text:p>
          </table:table-cell>
          <table:table-cell table:formula="of:=[.C63]+[.B$10]*[.B63]" office:value-type="float" office:value="1.00006610515715" calcext:value-type="float">
            <text:p>1.00007</text:p>
          </table:table-cell>
          <table:table-cell table:formula="of:=[.C64]" office:value-type="float" office:value="1.00006610515715" calcext:value-type="float">
            <text:p>1.00007</text:p>
          </table:table-cell>
          <table:table-cell table:formula="of:=([.D64]-[.D63])*[.F$13]" office:value-type="float" office:value="0.000963144430540241" calcext:value-type="float">
            <text:p>0.0010</text:p>
          </table:table-cell>
          <table:table-cell/>
        </table:table-row>
        <table:table-row table:style-name="ro1">
          <table:table-cell table:formula="of:=[.A64]" office:value-type="float" office:value="1" calcext:value-type="float">
            <text:p>1</text:p>
          </table:table-cell>
          <table:table-cell table:formula="of:=[.B64]+[.B$9]*([.A65]-[.D64]-[.B64])" office:value-type="float" office:value="0.000598252199013568" calcext:value-type="float">
            <text:p>0.00060</text:p>
          </table:table-cell>
          <table:table-cell table:formula="of:=[.C64]+[.B$10]*[.B64]" office:value-type="float" office:value="1.00020509855374" calcext:value-type="float">
            <text:p>1.00021</text:p>
          </table:table-cell>
          <table:table-cell table:formula="of:=[.C65]" office:value-type="float" office:value="1.00020509855374" calcext:value-type="float">
            <text:p>1.00021</text:p>
          </table:table-cell>
          <table:table-cell table:formula="of:=([.D65]-[.D64])*[.F$13]" office:value-type="float" office:value="0.000694966982955902" calcext:value-type="float">
            <text:p>0.0007</text:p>
          </table:table-cell>
          <table:table-cell/>
        </table:table-row>
        <table:table-row table:style-name="ro1">
          <table:table-cell table:formula="of:=[.A65]" office:value-type="float" office:value="1" calcext:value-type="float">
            <text:p>1</text:p>
          </table:table-cell>
          <table:table-cell table:formula="of:=[.B65]+[.B$9]*([.A66]-[.D65]-[.B65])" office:value-type="float" office:value="0.000349213465660905" calcext:value-type="float">
            <text:p>0.00035</text:p>
          </table:table-cell>
          <table:table-cell table:formula="of:=[.C65]+[.B$10]*[.B65]" office:value-type="float" office:value="1.00029782764458" calcext:value-type="float">
            <text:p>1.00030</text:p>
          </table:table-cell>
          <table:table-cell table:formula="of:=[.C66]" office:value-type="float" office:value="1.00029782764458" calcext:value-type="float">
            <text:p>1.00030</text:p>
          </table:table-cell>
          <table:table-cell table:formula="of:=([.D66]-[.D65])*[.F$13]" office:value-type="float" office:value="0.000463645454235051" calcext:value-type="float">
            <text:p>0.0005</text:p>
          </table:table-cell>
          <table:table-cell/>
        </table:table-row>
        <table:table-row table:style-name="ro1">
          <table:table-cell table:formula="of:=[.A66]" office:value-type="float" office:value="1" calcext:value-type="float">
            <text:p>1</text:p>
          </table:table-cell>
          <table:table-cell table:formula="of:=[.B66]+[.B$9]*([.A67]-[.D66]-[.B66])" office:value-type="float" office:value="0.000148630721484993" calcext:value-type="float">
            <text:p>0.00015</text:p>
          </table:table-cell>
          <table:table-cell table:formula="of:=[.C66]+[.B$10]*[.B66]" office:value-type="float" office:value="1.00035195573176" calcext:value-type="float">
            <text:p>1.00035</text:p>
          </table:table-cell>
          <table:table-cell table:formula="of:=[.C67]" office:value-type="float" office:value="1.00035195573176" calcext:value-type="float">
            <text:p>1.00035</text:p>
          </table:table-cell>
          <table:table-cell table:formula="of:=([.D67]-[.D66])*[.F$13]" office:value-type="float" office:value="0.000270640435887648" calcext:value-type="float">
            <text:p>0.0003</text:p>
          </table:table-cell>
          <table:table-cell/>
        </table:table-row>
        <table:table-row table:style-name="ro1">
          <table:table-cell table:formula="of:=[.A67]" office:value-type="float" office:value="1" calcext:value-type="float">
            <text:p>1</text:p>
          </table:table-cell>
          <table:table-cell table:formula="of:=[.B67]+[.B$9]*([.A68]-[.D67]-[.B67])" office:value-type="float" office:value="-0.00000655107902141939" calcext:value-type="float">
            <text:p>-0.00001</text:p>
          </table:table-cell>
          <table:table-cell table:formula="of:=[.C67]+[.B$10]*[.B67]" office:value-type="float" office:value="1.00037499349359" calcext:value-type="float">
            <text:p>1.00037</text:p>
          </table:table-cell>
          <table:table-cell table:formula="of:=[.C68]" office:value-type="float" office:value="1.00037499349359" calcext:value-type="float">
            <text:p>1.00037</text:p>
          </table:table-cell>
          <table:table-cell table:formula="of:=([.D68]-[.D67])*[.F$13]" office:value-type="float" office:value="0.000115188809151068" calcext:value-type="float">
            <text:p>0.0001</text:p>
          </table:table-cell>
          <table:table-cell/>
        </table:table-row>
        <table:table-row table:style-name="ro1">
          <table:table-cell table:formula="of:=[.A68]" office:value-type="float" office:value="1" calcext:value-type="float">
            <text:p>1</text:p>
          </table:table-cell>
          <table:table-cell table:formula="of:=[.B68]+[.B$9]*([.A69]-[.D68]-[.B68])" office:value-type="float" office:value="-0.00012076822753821" calcext:value-type="float">
            <text:p>-0.00012</text:p>
          </table:table-cell>
          <table:table-cell table:formula="of:=[.C68]+[.B$10]*[.B68]" office:value-type="float" office:value="1.00037397807634" calcext:value-type="float">
            <text:p>1.00037</text:p>
          </table:table-cell>
          <table:table-cell table:formula="of:=[.C69]" office:value-type="float" office:value="1.00037397807634" calcext:value-type="float">
            <text:p>1.00037</text:p>
          </table:table-cell>
          <table:table-cell table:formula="of:=([.D69]-[.D68])*[.F$13]" office:value-type="float" office:value="-0.00000507708624142289" calcext:value-type="float">
            <text:p>0.0000</text:p>
          </table:table-cell>
          <table:table-cell/>
        </table:table-row>
        <table:table-row table:style-name="ro1">
          <table:table-cell table:formula="of:=[.A69]" office:value-type="float" office:value="1" calcext:value-type="float">
            <text:p>1</text:p>
          </table:table-cell>
          <table:table-cell table:formula="of:=[.B69]+[.B$9]*([.A70]-[.D69]-[.B69])" office:value-type="float" office:value="-0.000199263280667828" calcext:value-type="float">
            <text:p>-0.00020</text:p>
          </table:table-cell>
          <table:table-cell table:formula="of:=[.C69]+[.B$10]*[.B69]" office:value-type="float" office:value="1.00035525900108" calcext:value-type="float">
            <text:p>1.00036</text:p>
          </table:table-cell>
          <table:table-cell table:formula="of:=[.C70]" office:value-type="float" office:value="1.00035525900108" calcext:value-type="float">
            <text:p>1.00036</text:p>
          </table:table-cell>
          <table:table-cell table:formula="of:=([.D70]-[.D69])*[.F$13]" office:value-type="float" office:value="-0.0000935953763425701" calcext:value-type="float">
            <text:p>-0.0001</text:p>
          </table:table-cell>
          <table:table-cell/>
        </table:table-row>
        <table:table-row table:style-name="ro1">
          <table:table-cell table:formula="of:=[.A70]" office:value-type="float" office:value="1" calcext:value-type="float">
            <text:p>1</text:p>
          </table:table-cell>
          <table:table-cell table:formula="of:=[.B70]+[.B$9]*([.A71]-[.D70]-[.B70])" office:value-type="float" office:value="-0.000247621953994025" calcext:value-type="float">
            <text:p>-0.00025</text:p>
          </table:table-cell>
          <table:table-cell table:formula="of:=[.C70]+[.B$10]*[.B70]" office:value-type="float" office:value="1.00032437319257" calcext:value-type="float">
            <text:p>1.00032</text:p>
          </table:table-cell>
          <table:table-cell table:formula="of:=[.C71]" office:value-type="float" office:value="1.00032437319257" calcext:value-type="float">
            <text:p>1.00032</text:p>
          </table:table-cell>
          <table:table-cell table:formula="of:=([.D71]-[.D70])*[.F$13]" office:value-type="float" office:value="-0.000154429042517057" calcext:value-type="float">
            <text:p>-0.0002</text:p>
          </table:table-cell>
          <table:table-cell/>
        </table:table-row>
        <table:table-row table:style-name="ro1">
          <table:table-cell table:formula="of:=[.A71]" office:value-type="float" office:value="1" calcext:value-type="float">
            <text:p>1</text:p>
          </table:table-cell>
          <table:table-cell table:formula="of:=[.B71]+[.B$9]*([.A72]-[.D71]-[.B71])" office:value-type="float" office:value="-0.000271414837953043" calcext:value-type="float">
            <text:p>-0.00027</text:p>
          </table:table-cell>
          <table:table-cell table:formula="of:=[.C71]+[.B$10]*[.B71]" office:value-type="float" office:value="1.0002859917897" calcext:value-type="float">
            <text:p>1.00029</text:p>
          </table:table-cell>
          <table:table-cell table:formula="of:=[.C72]" office:value-type="float" office:value="1.0002859917897" calcext:value-type="float">
            <text:p>1.00029</text:p>
          </table:table-cell>
          <table:table-cell table:formula="of:=([.D72]-[.D71])*[.F$13]" office:value-type="float" office:value="-0.000191907014345238" calcext:value-type="float">
            <text:p>-0.0002</text:p>
          </table:table-cell>
          <table:table-cell/>
        </table:table-row>
        <table:table-row table:style-name="ro1">
          <table:table-cell table:formula="of:=[.A72]" office:value-type="float" office:value="1" calcext:value-type="float">
            <text:p>1</text:p>
          </table:table-cell>
          <table:table-cell table:formula="of:=[.B72]+[.B$9]*([.A73]-[.D72]-[.B72])" office:value-type="float" office:value="-0.000275933692995361" calcext:value-type="float">
            <text:p>-0.00028</text:p>
          </table:table-cell>
          <table:table-cell table:formula="of:=[.C72]+[.B$10]*[.B72]" office:value-type="float" office:value="1.00024392248982" calcext:value-type="float">
            <text:p>1.00024</text:p>
          </table:table-cell>
          <table:table-cell table:formula="of:=[.C73]" office:value-type="float" office:value="1.00024392248982" calcext:value-type="float">
            <text:p>1.00024</text:p>
          </table:table-cell>
          <table:table-cell table:formula="of:=([.D73]-[.D72])*[.F$13]" office:value-type="float" office:value="-0.000210346499414094" calcext:value-type="float">
            <text:p>-0.0002</text:p>
          </table:table-cell>
          <table:table-cell/>
        </table:table-row>
        <table:table-row table:style-name="ro1">
          <table:table-cell table:formula="of:=[.A73]" office:value-type="float" office:value="1" calcext:value-type="float">
            <text:p>1</text:p>
          </table:table-cell>
          <table:table-cell table:formula="of:=[.B73]+[.B$9]*([.A74]-[.D73]-[.B73])" office:value-type="float" office:value="-0.000266010220010886" calcext:value-type="float">
            <text:p>-0.00027</text:p>
          </table:table-cell>
          <table:table-cell table:formula="of:=[.C73]+[.B$10]*[.B73]" office:value-type="float" office:value="1.00020115276741" calcext:value-type="float">
            <text:p>1.00020</text:p>
          </table:table-cell>
          <table:table-cell table:formula="of:=[.C74]" office:value-type="float" office:value="1.00020115276741" calcext:value-type="float">
            <text:p>1.00020</text:p>
          </table:table-cell>
          <table:table-cell table:formula="of:=([.D74]-[.D73])*[.F$13]" office:value-type="float" office:value="-0.000213848612071743" calcext:value-type="float">
            <text:p>-0.0002</text:p>
          </table:table-cell>
          <table:table-cell/>
        </table:table-row>
        <table:table-row table:style-name="ro1">
          <table:table-cell table:formula="of:=[.A74]" office:value-type="float" office:value="1" calcext:value-type="float">
            <text:p>1</text:p>
          </table:table-cell>
          <table:table-cell table:formula="of:=[.B74]+[.B$9]*([.A75]-[.D74]-[.B74])" office:value-type="float" office:value="-0.000245904409703151" calcext:value-type="float">
            <text:p>-0.00025</text:p>
          </table:table-cell>
          <table:table-cell table:formula="of:=[.C74]+[.B$10]*[.B74]" office:value-type="float" office:value="1.0001599211833" calcext:value-type="float">
            <text:p>1.00016</text:p>
          </table:table-cell>
          <table:table-cell table:formula="of:=[.C75]" office:value-type="float" office:value="1.0001599211833" calcext:value-type="float">
            <text:p>1.00016</text:p>
          </table:table-cell>
          <table:table-cell table:formula="of:=([.D75]-[.D74])*[.F$13]" office:value-type="float" office:value="-0.000206157920508154" calcext:value-type="float">
            <text:p>-0.0002</text:p>
          </table:table-cell>
          <table:table-cell/>
        </table:table-row>
        <table:table-row table:style-name="ro1">
          <table:table-cell table:formula="of:=[.A75]" office:value-type="float" office:value="1" calcext:value-type="float">
            <text:p>1</text:p>
          </table:table-cell>
          <table:table-cell table:formula="of:=[.B75]+[.B$9]*([.A76]-[.D75]-[.B75])" office:value-type="float" office:value="-0.000219249609519308" calcext:value-type="float">
            <text:p>-0.00022</text:p>
          </table:table-cell>
          <table:table-cell table:formula="of:=[.C75]+[.B$10]*[.B75]" office:value-type="float" office:value="1.0001218059998" calcext:value-type="float">
            <text:p>1.00012</text:p>
          </table:table-cell>
          <table:table-cell table:formula="of:=[.C76]" office:value-type="float" office:value="1.0001218059998" calcext:value-type="float">
            <text:p>1.00012</text:p>
          </table:table-cell>
          <table:table-cell table:formula="of:=([.D76]-[.D75])*[.F$13]" office:value-type="float" office:value="-0.000190575917520253" calcext:value-type="float">
            <text:p>-0.0002</text:p>
          </table:table-cell>
          <table:table-cell/>
        </table:table-row>
        <table:table-row table:style-name="ro1">
          <table:table-cell table:formula="of:=[.A76]" office:value-type="float" office:value="1" calcext:value-type="float">
            <text:p>1</text:p>
          </table:table-cell>
          <table:table-cell table:formula="of:=[.B76]+[.B$9]*([.A77]-[.D76]-[.B76])" office:value-type="float" office:value="-0.000189042090506201" calcext:value-type="float">
            <text:p>-0.00019</text:p>
          </table:table-cell>
          <table:table-cell table:formula="of:=[.C76]+[.B$10]*[.B76]" office:value-type="float" office:value="1.00008782231032" calcext:value-type="float">
            <text:p>1.00009</text:p>
          </table:table-cell>
          <table:table-cell table:formula="of:=[.C77]" office:value-type="float" office:value="1.00008782231032" calcext:value-type="float">
            <text:p>1.00009</text:p>
          </table:table-cell>
          <table:table-cell table:formula="of:=([.D77]-[.D76])*[.F$13]" office:value-type="float" office:value="-0.000169918447378015" calcext:value-type="float">
            <text:p>-0.0002</text:p>
          </table:table-cell>
          <table:table-cell/>
        </table:table-row>
        <table:table-row table:style-name="ro1">
          <table:table-cell table:formula="of:=[.A77]" office:value-type="float" office:value="1" calcext:value-type="float">
            <text:p>1</text:p>
          </table:table-cell>
          <table:table-cell table:formula="of:=[.B77]+[.B$9]*([.A78]-[.D77]-[.B77])" office:value-type="float" office:value="-0.00015766395864972" calcext:value-type="float">
            <text:p>-0.00016</text:p>
          </table:table-cell>
          <table:table-cell table:formula="of:=[.C77]+[.B$10]*[.B77]" office:value-type="float" office:value="1.0000585207863" calcext:value-type="float">
            <text:p>1.00006</text:p>
          </table:table-cell>
          <table:table-cell table:formula="of:=[.C78]" office:value-type="float" office:value="1.0000585207863" calcext:value-type="float">
            <text:p>1.00006</text:p>
          </table:table-cell>
          <table:table-cell table:formula="of:=([.D78]-[.D77])*[.F$13]" office:value-type="float" office:value="-0.000146507620142344" calcext:value-type="float">
            <text:p>-0.0001</text:p>
          </table:table-cell>
          <table:table-cell/>
        </table:table-row>
        <table:table-row table:style-name="ro1">
          <table:table-cell table:formula="of:=[.A78]" office:value-type="float" office:value="1" calcext:value-type="float">
            <text:p>1</text:p>
          </table:table-cell>
          <table:table-cell table:formula="of:=[.B78]+[.B$9]*([.A79]-[.D78]-[.B78])" office:value-type="float" office:value="-0.000126929575219922" calcext:value-type="float">
            <text:p>-0.00013</text:p>
          </table:table-cell>
          <table:table-cell table:formula="of:=[.C78]+[.B$10]*[.B78]" office:value-type="float" office:value="1.0000340828727" calcext:value-type="float">
            <text:p>1.00003</text:p>
          </table:table-cell>
          <table:table-cell table:formula="of:=[.C79]" office:value-type="float" office:value="1.0000340828727" calcext:value-type="float">
            <text:p>1.00003</text:p>
          </table:table-cell>
          <table:table-cell table:formula="of:=([.D79]-[.D78])*[.F$13]" office:value-type="float" office:value="-0.000122189567953734" calcext:value-type="float">
            <text:p>-0.0001</text:p>
          </table:table-cell>
          <table:table-cell/>
        </table:table-row>
        <table:table-row table:style-name="ro1">
          <table:table-cell table:formula="of:=[.A79]" office:value-type="float" office:value="1" calcext:value-type="float">
            <text:p>1</text:p>
          </table:table-cell>
          <table:table-cell table:formula="of:=[.B79]+[.B$9]*([.A80]-[.D79]-[.B79])" office:value-type="float" office:value="-0.0000981470974402308" calcext:value-type="float">
            <text:p>-0.00010</text:p>
          </table:table-cell>
          <table:table-cell table:formula="of:=[.C79]+[.B$10]*[.B79]" office:value-type="float" office:value="1.00001440878855" calcext:value-type="float">
            <text:p>1.00001</text:p>
          </table:table-cell>
          <table:table-cell table:formula="of:=[.C80]" office:value-type="float" office:value="1.00001440878855" calcext:value-type="float">
            <text:p>1.00001</text:p>
          </table:table-cell>
          <table:table-cell table:formula="of:=([.D80]-[.D79])*[.F$13]" office:value-type="float" office:value="-0.0000983704207957459" calcext:value-type="float">
            <text:p>-0.0001</text:p>
          </table:table-cell>
          <table:table-cell/>
        </table:table-row>
        <table:table-row table:style-name="ro1">
          <table:table-cell table:formula="of:=[.A80]" office:value-type="float" office:value="1" calcext:value-type="float">
            <text:p>1</text:p>
          </table:table-cell>
          <table:table-cell table:formula="of:=[.B80]+[.B$9]*([.A81]-[.D80]-[.B80])" office:value-type="float" office:value="-0.0000721882216829073" calcext:value-type="float">
            <text:p>-0.00007</text:p>
          </table:table-cell>
          <table:table-cell table:formula="of:=[.C80]+[.B$10]*[.B80]" office:value-type="float" office:value="0.999999195988442" calcext:value-type="float">
            <text:p>1.00000</text:p>
          </table:table-cell>
          <table:table-cell table:formula="of:=[.C81]" office:value-type="float" office:value="0.999999195988442" calcext:value-type="float">
            <text:p>1.00000</text:p>
          </table:table-cell>
          <table:table-cell table:formula="of:=([.D81]-[.D80])*[.F$13]" office:value-type="float" office:value="-0.000076064000515963" calcext:value-type="float">
            <text:p>-0.0001</text:p>
          </table:table-cell>
          <table:table-cell/>
        </table:table-row>
        <table:table-row table:style-name="ro1">
          <table:table-cell table:formula="of:=[.A81]" office:value-type="float" office:value="1" calcext:value-type="float">
            <text:p>1</text:p>
          </table:table-cell>
          <table:table-cell table:formula="of:=[.B81]+[.B$9]*([.A82]-[.D81]-[.B81])" office:value-type="float" office:value="-0.0000495606293783644" calcext:value-type="float">
            <text:p>-0.00005</text:p>
          </table:table-cell>
          <table:table-cell table:formula="of:=[.C81]+[.B$10]*[.B81]" office:value-type="float" office:value="0.999988006814082" calcext:value-type="float">
            <text:p>0.99999</text:p>
          </table:table-cell>
          <table:table-cell table:formula="of:=[.C82]" office:value-type="float" office:value="0.999988006814082" calcext:value-type="float">
            <text:p>0.99999</text:p>
          </table:table-cell>
          <table:table-cell table:formula="of:=([.D82]-[.D81])*[.F$13]" office:value-type="float" office:value="-0.0000559458718041306" calcext:value-type="float">
            <text:p>-0.0001</text:p>
          </table:table-cell>
          <table:table-cell/>
        </table:table-row>
        <table:table-row table:style-name="ro1">
          <table:table-cell table:formula="of:=[.A82]" office:value-type="float" office:value="1" calcext:value-type="float">
            <text:p>1</text:p>
          </table:table-cell>
          <table:table-cell table:formula="of:=[.B82]+[.B$9]*([.A83]-[.D82]-[.B82])" office:value-type="float" office:value="-0.0000304789466363737" calcext:value-type="float">
            <text:p>-0.00003</text:p>
          </table:table-cell>
          <table:table-cell table:formula="of:=[.C82]+[.B$10]*[.B82]" office:value-type="float" office:value="0.999980324916528" calcext:value-type="float">
            <text:p>0.99998</text:p>
          </table:table-cell>
          <table:table-cell table:formula="of:=[.C83]" office:value-type="float" office:value="0.999980324916528" calcext:value-type="float">
            <text:p>0.99998</text:p>
          </table:table-cell>
          <table:table-cell table:formula="of:=([.D83]-[.D82])*[.F$13]" office:value-type="float" office:value="-0.0000384094877681207" calcext:value-type="float">
            <text:p>0.0000</text:p>
          </table:table-cell>
          <table:table-cell/>
        </table:table-row>
        <table:table-row table:style-name="ro1">
          <table:table-cell table:formula="of:=[.A83]" office:value-type="float" office:value="1" calcext:value-type="float">
            <text:p>1</text:p>
          </table:table-cell>
          <table:table-cell table:formula="of:=[.B83]+[.B$9]*([.A84]-[.D83]-[.B83])" office:value-type="float" office:value="-0.0000149311973027767" calcext:value-type="float">
            <text:p>-0.00001</text:p>
          </table:table-cell>
          <table:table-cell table:formula="of:=[.C83]+[.B$10]*[.B83]" office:value-type="float" office:value="0.999975600679799" calcext:value-type="float">
            <text:p>0.99998</text:p>
          </table:table-cell>
          <table:table-cell table:formula="of:=[.C84]" office:value-type="float" office:value="0.999975600679799" calcext:value-type="float">
            <text:p>0.99998</text:p>
          </table:table-cell>
          <table:table-cell table:formula="of:=([.D84]-[.D83])*[.F$13]" office:value-type="float" office:value="-0.0000236211836429634" calcext:value-type="float">
            <text:p>0.0000</text:p>
          </table:table-cell>
          <table:table-cell/>
        </table:table-row>
        <table:table-row table:style-name="ro1">
          <table:table-cell table:formula="of:=[.A84]" office:value-type="float" office:value="1" calcext:value-type="float">
            <text:p>1</text:p>
          </table:table-cell>
          <table:table-cell table:formula="of:=[.B84]+[.B$9]*([.A85]-[.D84]-[.B84])" office:value-type="float" office:value="-0.00000273873687673099" calcext:value-type="float">
            <text:p>0.00000</text:p>
          </table:table-cell>
          <table:table-cell table:formula="of:=[.C84]+[.B$10]*[.B84]" office:value-type="float" office:value="0.999973286344217" calcext:value-type="float">
            <text:p>0.99997</text:p>
          </table:table-cell>
          <table:table-cell table:formula="of:=[.C85]" office:value-type="float" office:value="0.999973286344217" calcext:value-type="float">
            <text:p>0.99997</text:p>
          </table:table-cell>
          <table:table-cell table:formula="of:=([.D85]-[.D84])*[.F$13]" office:value-type="float" office:value="-0.0000115716779097719" calcext:value-type="float">
            <text:p>0.0000</text:p>
          </table:table-cell>
          <table:table-cell/>
        </table:table-row>
        <table:table-row table:style-name="ro1">
          <table:table-cell table:formula="of:=[.A85]" office:value-type="float" office:value="1" calcext:value-type="float">
            <text:p>1</text:p>
          </table:table-cell>
          <table:table-cell table:formula="of:=[.B85]+[.B$9]*([.A86]-[.D85]-[.B85])" office:value-type="float" office:value="0.0000063915048476464" calcext:value-type="float">
            <text:p>0.00001</text:p>
          </table:table-cell>
          <table:table-cell table:formula="of:=[.C85]+[.B$10]*[.B85]" office:value-type="float" office:value="0.999972861840002" calcext:value-type="float">
            <text:p>0.99997</text:p>
          </table:table-cell>
          <table:table-cell table:formula="of:=[.C86]" office:value-type="float" office:value="0.999972861840002" calcext:value-type="float">
            <text:p>0.99997</text:p>
          </table:table-cell>
          <table:table-cell table:formula="of:=([.D86]-[.D85])*[.F$13]" office:value-type="float" office:value="-0.00000212252107945066" calcext:value-type="float">
            <text:p>0.0000</text:p>
          </table:table-cell>
          <table:table-cell/>
        </table:table-row>
        <table:table-row table:style-name="ro1">
          <table:table-cell table:formula="of:=[.A86]" office:value-type="float" office:value="1" calcext:value-type="float">
            <text:p>1</text:p>
          </table:table-cell>
          <table:table-cell table:formula="of:=[.B86]+[.B$9]*([.A87]-[.D86]-[.B86])" office:value-type="float" office:value="0.0000128229679443927" calcext:value-type="float">
            <text:p>0.00001</text:p>
          </table:table-cell>
          <table:table-cell table:formula="of:=[.C86]+[.B$10]*[.B86]" office:value-type="float" office:value="0.999973852523253" calcext:value-type="float">
            <text:p>0.99997</text:p>
          </table:table-cell>
          <table:table-cell table:formula="of:=[.C87]" office:value-type="float" office:value="0.999973852523253" calcext:value-type="float">
            <text:p>0.99997</text:p>
          </table:table-cell>
          <table:table-cell table:formula="of:=([.D87]-[.D86])*[.F$13]" office:value-type="float" office:value="0.00000495341625716961" calcext:value-type="float">
            <text:p>0.0000</text:p>
          </table:table-cell>
          <table:table-cell/>
        </table:table-row>
        <table:table-row table:style-name="ro1">
          <table:table-cell table:formula="of:=[.A87]" office:value-type="float" office:value="1" calcext:value-type="float">
            <text:p>1</text:p>
          </table:table-cell>
          <table:table-cell table:formula="of:=[.B87]+[.B$9]*([.A88]-[.D87]-[.B87])" office:value-type="float" office:value="0.0000169535656732032" calcext:value-type="float">
            <text:p>0.00002</text:p>
          </table:table-cell>
          <table:table-cell table:formula="of:=[.C87]+[.B$10]*[.B87]" office:value-type="float" office:value="0.999975840083284" calcext:value-type="float">
            <text:p>0.99998</text:p>
          </table:table-cell>
          <table:table-cell table:formula="of:=[.C88]" office:value-type="float" office:value="0.999975840083284" calcext:value-type="float">
            <text:p>0.99998</text:p>
          </table:table-cell>
          <table:table-cell table:formula="of:=([.D88]-[.D87])*[.F$13]" office:value-type="float" office:value="0.00000993780015667856" calcext:value-type="float">
            <text:p>0.0000</text:p>
          </table:table-cell>
          <table:table-cell/>
        </table:table-row>
        <table:table-row table:style-name="ro1">
          <table:table-cell table:formula="of:=[.A88]" office:value-type="float" office:value="1" calcext:value-type="float">
            <text:p>1</text:p>
          </table:table-cell>
          <table:table-cell table:formula="of:=[.B88]+[.B$9]*([.A89]-[.D88]-[.B88])" office:value-type="float" office:value="0.0000191875344963684" calcext:value-type="float">
            <text:p>0.00002</text:p>
          </table:table-cell>
          <table:table-cell table:formula="of:=[.C88]+[.B$10]*[.B88]" office:value-type="float" office:value="0.999978467885964" calcext:value-type="float">
            <text:p>0.99998</text:p>
          </table:table-cell>
          <table:table-cell table:formula="of:=[.C89]" office:value-type="float" office:value="0.999978467885964" calcext:value-type="float">
            <text:p>0.99998</text:p>
          </table:table-cell>
          <table:table-cell table:formula="of:=([.D89]-[.D88])*[.F$13]" office:value-type="float" office:value="0.0000131390133967235" calcext:value-type="float">
            <text:p>0.0000</text:p>
          </table:table-cell>
          <table:table-cell/>
        </table:table-row>
        <table:table-row table:style-name="ro1">
          <table:table-cell table:formula="of:=[.A89]" office:value-type="float" office:value="1" calcext:value-type="float">
            <text:p>1</text:p>
          </table:table-cell>
          <table:table-cell table:formula="of:=[.B89]+[.B$9]*([.A90]-[.D89]-[.B89])" office:value-type="float" office:value="0.0000199143541537554" calcext:value-type="float">
            <text:p>0.00002</text:p>
          </table:table-cell>
          <table:table-cell table:formula="of:=[.C89]+[.B$10]*[.B89]" office:value-type="float" office:value="0.99998144195381" calcext:value-type="float">
            <text:p>0.99998</text:p>
          </table:table-cell>
          <table:table-cell table:formula="of:=[.C90]" office:value-type="float" office:value="0.99998144195381" calcext:value-type="float">
            <text:p>0.99998</text:p>
          </table:table-cell>
          <table:table-cell table:formula="of:=([.D90]-[.D89])*[.F$13]" office:value-type="float" office:value="0.0000148703392344185" calcext:value-type="float">
            <text:p>0.0000</text:p>
          </table:table-cell>
          <table:table-cell/>
        </table:table-row>
        <table:table-row table:style-name="ro1">
          <table:table-cell table:formula="of:=[.A90]" office:value-type="float" office:value="1" calcext:value-type="float">
            <text:p>1</text:p>
          </table:table-cell>
          <table:table-cell table:formula="of:=[.B90]+[.B$9]*([.A91]-[.D90]-[.B90])" office:value-type="float" office:value="0.0000194938986848186" calcext:value-type="float">
            <text:p>0.00002</text:p>
          </table:table-cell>
          <table:table-cell table:formula="of:=[.C90]+[.B$10]*[.B90]" office:value-type="float" office:value="0.999984528678704" calcext:value-type="float">
            <text:p>0.99998</text:p>
          </table:table-cell>
          <table:table-cell table:formula="of:=[.C91]" office:value-type="float" office:value="0.999984528678704" calcext:value-type="float">
            <text:p>0.99998</text:p>
          </table:table-cell>
          <table:table-cell table:formula="of:=([.D91]-[.D90])*[.F$13]" office:value-type="float" office:value="0.0000154336244689857" calcext:value-type="float">
            <text:p>0.0000</text:p>
          </table:table-cell>
          <table:table-cell/>
        </table:table-row>
        <table:table-row table:style-name="ro1">
          <table:table-cell table:formula="of:=[.A91]" office:value-type="float" office:value="1" calcext:value-type="float">
            <text:p>1</text:p>
          </table:table-cell>
          <table:table-cell table:formula="of:=[.B91]+[.B$9]*([.A92]-[.D91]-[.B91])" office:value-type="float" office:value="0.000018246899694175" calcext:value-type="float">
            <text:p>0.00002</text:p>
          </table:table-cell>
          <table:table-cell table:formula="of:=[.C91]+[.B$10]*[.B91]" office:value-type="float" office:value="0.999987550233" calcext:value-type="float">
            <text:p>0.99999</text:p>
          </table:table-cell>
          <table:table-cell table:formula="of:=[.C92]" office:value-type="float" office:value="0.999987550233" calcext:value-type="float">
            <text:p>0.99999</text:p>
          </table:table-cell>
          <table:table-cell table:formula="of:=([.D92]-[.D91])*[.F$13]" office:value-type="float" office:value="0.0000151077714805048" calcext:value-type="float">
            <text:p>0.0000</text:p>
          </table:table-cell>
          <table:table-cell/>
        </table:table-row>
        <table:table-row table:style-name="ro1">
          <table:table-cell table:formula="of:=[.A92]" office:value-type="float" office:value="1" calcext:value-type="float">
            <text:p>1</text:p>
          </table:table-cell>
          <table:table-cell table:formula="of:=[.B92]+[.B$9]*([.A93]-[.D92]-[.B92])" office:value-type="float" office:value="0.0000164497885588397" calcext:value-type="float">
            <text:p>0.00002</text:p>
          </table:table-cell>
          <table:table-cell table:formula="of:=[.C92]+[.B$10]*[.B92]" office:value-type="float" office:value="0.999990378502453" calcext:value-type="float">
            <text:p>0.99999</text:p>
          </table:table-cell>
          <table:table-cell table:formula="of:=[.C93]" office:value-type="float" office:value="0.999990378502453" calcext:value-type="float">
            <text:p>0.99999</text:p>
          </table:table-cell>
          <table:table-cell table:formula="of:=([.D93]-[.D92])*[.F$13]" office:value-type="float" office:value="0.0000141413472631857" calcext:value-type="float">
            <text:p>0.0000</text:p>
          </table:table-cell>
          <table:table-cell/>
        </table:table-row>
        <table:table-row table:style-name="ro1">
          <table:table-cell table:formula="of:=[.A93]" office:value-type="float" office:value="1" calcext:value-type="float">
            <text:p>1</text:p>
          </table:table-cell>
          <table:table-cell table:formula="of:=[.B93]+[.B$9]*([.A94]-[.D93]-[.B93])" office:value-type="float" office:value="0.0000143330183451408" calcext:value-type="float">
            <text:p>0.00001</text:p>
          </table:table-cell>
          <table:table-cell table:formula="of:=[.C93]+[.B$10]*[.B93]" office:value-type="float" office:value="0.99999292821968" calcext:value-type="float">
            <text:p>0.99999</text:p>
          </table:table-cell>
          <table:table-cell table:formula="of:=[.C94]" office:value-type="float" office:value="0.99999292821968" calcext:value-type="float">
            <text:p>0.99999</text:p>
          </table:table-cell>
          <table:table-cell table:formula="of:=([.D94]-[.D93])*[.F$13]" office:value-type="float" office:value="0.0000127485861328713" calcext:value-type="float">
            <text:p>0.0000</text:p>
          </table:table-cell>
          <table:table-cell/>
        </table:table-row>
        <table:table-row table:style-name="ro1">
          <table:table-cell table:formula="of:=[.A94]" office:value-type="float" office:value="1" calcext:value-type="float">
            <text:p>1</text:p>
          </table:table-cell>
          <table:table-cell table:formula="of:=[.B94]+[.B$9]*([.A95]-[.D94]-[.B94])" office:value-type="float" office:value="0.0000120820345574505" calcext:value-type="float">
            <text:p>0.00001</text:p>
          </table:table-cell>
          <table:table-cell table:formula="of:=[.C94]+[.B$10]*[.B94]" office:value-type="float" office:value="0.999995149837523" calcext:value-type="float">
            <text:p>1.00000</text:p>
          </table:table-cell>
          <table:table-cell table:formula="of:=[.C95]" office:value-type="float" office:value="0.999995149837523" calcext:value-type="float">
            <text:p>1.00000</text:p>
          </table:table-cell>
          <table:table-cell table:formula="of:=([.D95]-[.D94])*[.F$13]" office:value-type="float" office:value="0.0000111080892173376" calcext:value-type="float">
            <text:p>0.0000</text:p>
          </table:table-cell>
          <table:table-cell/>
        </table:table-row>
        <table:table-row table:style-name="ro1">
          <table:table-cell table:formula="of:=[.A95]" office:value-type="float" office:value="1" calcext:value-type="float">
            <text:p>1</text:p>
          </table:table-cell>
          <table:table-cell table:formula="of:=[.B95]+[.B$9]*([.A96]-[.D95]-[.B95])" office:value-type="float" office:value="0.00000984015421246933" calcext:value-type="float">
            <text:p>0.00001</text:p>
          </table:table-cell>
          <table:table-cell table:formula="of:=[.C95]+[.B$10]*[.B95]" office:value-type="float" office:value="0.99999702255288" calcext:value-type="float">
            <text:p>1.00000</text:p>
          </table:table-cell>
          <table:table-cell table:formula="of:=[.C96]" office:value-type="float" office:value="0.99999702255288" calcext:value-type="float">
            <text:p>1.00000</text:p>
          </table:table-cell>
          <table:table-cell table:formula="of:=([.D96]-[.D95])*[.F$13]" office:value-type="float" office:value="0.00000936357678227306" calcext:value-type="float">
            <text:p>0.0000</text:p>
          </table:table-cell>
          <table:table-cell/>
        </table:table-row>
        <table:table-row table:style-name="ro1">
          <table:table-cell table:formula="of:=[.A96]" office:value-type="float" office:value="1" calcext:value-type="float">
            <text:p>1</text:p>
          </table:table-cell>
          <table:table-cell table:formula="of:=[.B96]+[.B$9]*([.A97]-[.D96]-[.B96])" office:value-type="float" office:value="0.00000771271501393136" calcext:value-type="float">
            <text:p>0.00001</text:p>
          </table:table-cell>
          <table:table-cell table:formula="of:=[.C96]+[.B$10]*[.B96]" office:value-type="float" office:value="0.999998547776782" calcext:value-type="float">
            <text:p>1.00000</text:p>
          </table:table-cell>
          <table:table-cell table:formula="of:=[.C97]" office:value-type="float" office:value="0.999998547776782" calcext:value-type="float">
            <text:p>1.00000</text:p>
          </table:table-cell>
          <table:table-cell table:formula="of:=([.D97]-[.D96])*[.F$13]" office:value-type="float" office:value="0.00000762611951476977" calcext:value-type="float">
            <text:p>0.0000</text:p>
          </table:table-cell>
          <table:table-cell/>
        </table:table-row>
        <table:table-row table:style-name="ro1">
          <table:table-cell table:formula="of:=[.A97]" office:value-type="float" office:value="1" calcext:value-type="float">
            <text:p>1</text:p>
          </table:table-cell>
          <table:table-cell table:formula="of:=[.B97]+[.B$9]*([.A98]-[.D97]-[.B97])" office:value-type="float" office:value="0.00000577196255702444" calcext:value-type="float">
            <text:p>0.00001</text:p>
          </table:table-cell>
          <table:table-cell table:formula="of:=[.C97]+[.B$10]*[.B97]" office:value-type="float" office:value="0.99999974324761" calcext:value-type="float">
            <text:p>1.00000</text:p>
          </table:table-cell>
          <table:table-cell table:formula="of:=[.C98]" office:value-type="float" office:value="0.99999974324761" calcext:value-type="float">
            <text:p>1.00000</text:p>
          </table:table-cell>
          <table:table-cell table:formula="of:=([.D98]-[.D97])*[.F$13]" office:value-type="float" office:value="0.00000597735413554457" calcext:value-type="float">
            <text:p>0.0000</text:p>
          </table:table-cell>
          <table:table-cell/>
        </table:table-row>
        <table:table-row table:style-name="ro1">
          <table:table-cell table:formula="of:=[.A98]" office:value-type="float" office:value="1" calcext:value-type="float">
            <text:p>1</text:p>
          </table:table-cell>
          <table:table-cell table:formula="of:=[.B98]+[.B$9]*([.A99]-[.D98]-[.B98])" office:value-type="float" office:value="0.0000040622474053549" calcext:value-type="float">
            <text:p>0.00000</text:p>
          </table:table-cell>
          <table:table-cell table:formula="of:=[.C98]+[.B$10]*[.B98]" office:value-type="float" office:value="1.00000063790181" calcext:value-type="float">
            <text:p>1.00000</text:p>
          </table:table-cell>
          <table:table-cell table:formula="of:=[.C99]" office:value-type="float" office:value="1.00000063790181" calcext:value-type="float">
            <text:p>1.00000</text:p>
          </table:table-cell>
          <table:table-cell table:formula="of:=([.D99]-[.D98])*[.F$13]" office:value-type="float" office:value="0.00000447327098196393" calcext:value-type="float">
            <text:p>0.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20:36:17.354911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0:22:01.175719912</meta:creation-date>
    <dc:date>2019-05-25T20:39:33.727398250</dc:date>
    <meta:editing-duration>PT1H43M36S</meta:editing-duration>
    <meta:editing-cycles>11</meta:editing-cycles>
    <meta:generator>LibreOffice/5.1.6.2$Linux_X86_64 LibreOffice_project/10m0$Build-2</meta:generator>
    <meta:document-statistic meta:table-count="1" meta:cell-count="4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95cm" svg:height="15.308cm" xlink:href=".." xlink:type="simple" chart:class="chart:line" chart:style-name="ch1">
        <chart:legend chart:legend-position="end" svg:x="25.243cm" svg:y="7.106cm" style:legend-expansion="high" chart:style-name="ch2"/>
        <chart:plot-area chart:style-name="ch3" table:cell-range-address="Sheet1.D17:Sheet1.E85" svg:x="0.561cm" svg:y="0.306cm" svg:width="24.121cm" svg:height="14.696cm">
          <chartooo:coordinate-region svg:x="1.95cm" svg:y="0.452cm" svg:width="22.592cm" svg:height="14.2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7:Sheet1.D85" chart:class="chart:line">
            <chart:data-point chart:repeated="69"/>
          </chart:series>
          <chart:series chart:style-name="ch8" chart:values-cell-range-address="Sheet1.E17:Sheet1.E85" chart:class="chart:line"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7:Sheet1.D85</svg:desc>
                </draw:g>
              </table:table-cell>
              <table:table-cell office:value-type="float" office:value="0">
                <text:p>0</text:p>
                <draw:g>
                  <svg:desc>Sheet1.E17:Sheet1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05">
                <text:p>0.04805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92545">
                <text:p>0.1292545</text:p>
              </table:table-cell>
              <table:table-cell office:value-type="float" office:value="0.4060225">
                <text:p>0.4060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10268025">
                <text:p>0.2310268025</text:p>
              </table:table-cell>
              <table:table-cell office:value-type="float" office:value="0.5088615125">
                <text:p>0.5088615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30890125">
                <text:p>0.3430890125</text:p>
              </table:table-cell>
              <table:table-cell office:value-type="float" office:value="0.56031105">
                <text:p>0.56031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7361099539875">
                <text:p>0.457361099539875</text:p>
              </table:table-cell>
              <table:table-cell office:value-type="float" office:value="0.571360435199375">
                <text:p>0.57136043519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7773412546764">
                <text:p>0.567773412546764</text:p>
              </table:table-cell>
              <table:table-cell office:value-type="float" office:value="0.552061565034443">
                <text:p>0.552061565034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0031707688626">
                <text:p>0.670031707688626</text:p>
              </table:table-cell>
              <table:table-cell office:value-type="float" office:value="0.511291475709311">
                <text:p>0.511291475709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1358418863639">
                <text:p>0.761358418863639</text:p>
              </table:table-cell>
              <table:table-cell office:value-type="float" office:value="0.456633555875064">
                <text:p>0.456633555875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0228826019959">
                <text:p>0.840228826019959</text:p>
              </table:table-cell>
              <table:table-cell office:value-type="float" office:value="0.394352035781602">
                <text:p>0.394352035781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6116134931423">
                <text:p>0.906116134931423</text:p>
              </table:table-cell>
              <table:table-cell office:value-type="float" office:value="0.329436544557317">
                <text:p>0.329436544557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255382990073">
                <text:p>0.959255382990073</text:p>
              </table:table-cell>
              <table:table-cell office:value-type="float" office:value="0.265696240293253">
                <text:p>0.265696240293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43258386709">
                <text:p>1.00043258386709</text:p>
              </table:table-cell>
              <table:table-cell office:value-type="float" office:value="0.205886004385071">
                <text:p>0.205886004385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080263131955">
                <text:p>1.03080263131955</text:p>
              </table:table-cell>
              <table:table-cell office:value-type="float" office:value="0.151850237262333">
                <text:p>0.151850237262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173717840694">
                <text:p>1.05173717840694</text:p>
              </table:table-cell>
              <table:table-cell office:value-type="float" office:value="0.104672735436943">
                <text:p>0.104672735436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6470194946234">
                <text:p>1.06470194946234</text:p>
              </table:table-cell>
              <table:table-cell office:value-type="float" office:value="0.0648238552769675">
                <text:p>0.0648238552769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11616700681">
                <text:p>1.0711616700681</text:p>
              </table:table-cell>
              <table:table-cell office:value-type="float" office:value="0.0322986030288397">
                <text:p>0.0322986030288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250994861442">
                <text:p>1.07250994861442</text:p>
              </table:table-cell>
              <table:table-cell office:value-type="float" office:value="0.00674139273157293">
                <text:p>0.00674139273157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00209425646">
                <text:p>1.0700209425646</text:p>
              </table:table-cell>
              <table:table-cell office:value-type="float" office:value="-0.0124450302490764">
                <text:p>-0.0124450302490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481942535931">
                <text:p>1.06481942535931</text:p>
              </table:table-cell>
              <table:table-cell office:value-type="float" office:value="-0.0260075860264763">
                <text:p>-0.02600758602647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786587219743">
                <text:p>1.05786587219743</text:p>
              </table:table-cell>
              <table:table-cell office:value-type="float" office:value="-0.0347677658094148">
                <text:p>-0.0347677658094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4995334712721">
                <text:p>1.04995334712721</text:p>
              </table:table-cell>
              <table:table-cell office:value-type="float" office:value="-0.0395626253510706">
                <text:p>-0.0395626253510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171324966968">
                <text:p>1.04171324966968</text:p>
              </table:table-cell>
              <table:table-cell office:value-type="float" office:value="-0.0412004872876692">
                <text:p>-0.0412004872876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62732409452">
                <text:p>1.03362732409452</text:p>
              </table:table-cell>
              <table:table-cell office:value-type="float" office:value="-0.0404296278758043">
                <text:p>-0.04042962787580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604371380103">
                <text:p>1.02604371380103</text:p>
              </table:table-cell>
              <table:table-cell office:value-type="float" office:value="-0.0379180514674449">
                <text:p>-0.0379180514674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919522977578">
                <text:p>1.01919522977578</text:p>
              </table:table-cell>
              <table:table-cell office:value-type="float" office:value="-0.0342424201262448">
                <text:p>-0.03424242012624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321837535022">
                <text:p>1.01321837535022</text:p>
              </table:table-cell>
              <table:table-cell office:value-type="float" office:value="-0.0298842721278059">
                <text:p>-0.0298842721278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817201500585">
                <text:p>1.00817201500585</text:p>
              </table:table-cell>
              <table:table-cell office:value-type="float" office:value="-0.0252318017218167">
                <text:p>-0.0252318017218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405488343267">
                <text:p>1.00405488343267</text:p>
              </table:table-cell>
              <table:table-cell office:value-type="float" office:value="-0.0205856578659436">
                <text:p>-0.0205856578659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082139732613">
                <text:p>1.00082139732613</text:p>
              </table:table-cell>
              <table:table-cell office:value-type="float" office:value="-0.0161674305326576">
                <text:p>-0.0161674305326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8395454763687">
                <text:p>0.998395454763687</text:p>
              </table:table-cell>
              <table:table-cell office:value-type="float" office:value="-0.0121297128122311">
                <text:p>-0.0121297128122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6682086254079">
                <text:p>0.996682086254079</text:p>
              </table:table-cell>
              <table:table-cell office:value-type="float" office:value="-0.00856684254804285">
                <text:p>-0.00856684254804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576960381054">
                <text:p>0.995576960381054</text:p>
              </table:table-cell>
              <table:table-cell office:value-type="float" office:value="-0.00552562936512568">
                <text:p>-0.00552562936512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4973849284158">
                <text:p>0.994973849284158</text:p>
              </table:table-cell>
              <table:table-cell office:value-type="float" office:value="-0.00301555548447907">
                <text:p>-0.00301555548447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477022968099">
                <text:p>0.99477022968099</text:p>
              </table:table-cell>
              <table:table-cell office:value-type="float" office:value="-0.00101809801583863">
                <text:p>-0.00101809801583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48712386967">
                <text:p>0.9948712386967</text:p>
              </table:table-cell>
              <table:table-cell office:value-type="float" office:value="0.000505045078552646">
                <text:p>0.000505045078552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192225381369">
                <text:p>0.995192225381369</text:p>
              </table:table-cell>
              <table:table-cell office:value-type="float" office:value="0.00160493342334311">
                <text:p>0.00160493342334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660143174414">
                <text:p>0.995660143174414</text:p>
              </table:table-cell>
              <table:table-cell office:value-type="float" office:value="0.00233958896522446">
                <text:p>0.00233958896522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621402002204">
                <text:p>0.99621402002204</text:p>
              </table:table-cell>
              <table:table-cell office:value-type="float" office:value="0.002769384238131">
                <text:p>0.002769384238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6804725167372">
                <text:p>0.996804725167372</text:p>
              </table:table-cell>
              <table:table-cell office:value-type="float" office:value="0.00295352572665719">
                <text:p>0.00295352572665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7394228055591">
                <text:p>0.997394228055591</text:p>
              </table:table-cell>
              <table:table-cell office:value-type="float" office:value="0.00294751444109842">
                <text:p>0.00294751444109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7954518004171">
                <text:p>0.997954518004171</text:p>
              </table:table-cell>
              <table:table-cell office:value-type="float" office:value="0.00280144974289687">
                <text:p>0.00280144974289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466325410619">
                <text:p>0.998466325410619</text:p>
              </table:table-cell>
              <table:table-cell office:value-type="float" office:value="0.00255903703224314">
                <text:p>0.00255903703224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917757930969">
                <text:p>0.998917757930969</text:p>
              </table:table-cell>
              <table:table-cell office:value-type="float" office:value="0.00225716260174591">
                <text:p>0.002257162601745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302939434029">
                <text:p>0.999302939434029</text:p>
              </table:table-cell>
              <table:table-cell office:value-type="float" office:value="0.0019259075153033">
                <text:p>0.00192590751530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620716402558">
                <text:p>0.999620716402558</text:p>
              </table:table-cell>
              <table:table-cell office:value-type="float" office:value="0.00158888484264375">
                <text:p>0.0015888848426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873476271038">
                <text:p>0.999873476271038</text:p>
              </table:table-cell>
              <table:table-cell office:value-type="float" office:value="0.00126379934239862">
                <text:p>0.001263799342398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006610515715">
                <text:p>1.00006610515715</text:p>
              </table:table-cell>
              <table:table-cell office:value-type="float" office:value="0.000963144430540241">
                <text:p>0.0009631444305402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020509855374">
                <text:p>1.00020509855374</text:p>
              </table:table-cell>
              <table:table-cell office:value-type="float" office:value="0.000694966982955902">
                <text:p>0.000694966982955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029782764458">
                <text:p>1.00029782764458</text:p>
              </table:table-cell>
              <table:table-cell office:value-type="float" office:value="0.000463645454235051">
                <text:p>0.000463645454235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035195573176">
                <text:p>1.00035195573176</text:p>
              </table:table-cell>
              <table:table-cell office:value-type="float" office:value="0.000270640435887648">
                <text:p>0.0002706404358876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037499349359">
                <text:p>1.00037499349359</text:p>
              </table:table-cell>
              <table:table-cell office:value-type="float" office:value="0.000115188809151068">
                <text:p>0.000115188809151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037397807634">
                <text:p>1.00037397807634</text:p>
              </table:table-cell>
              <table:table-cell office:value-type="float" office:value="-0.00000507708624142289">
                <text:p>-0.00000507708624142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035525900108">
                <text:p>1.00035525900108</text:p>
              </table:table-cell>
              <table:table-cell office:value-type="float" office:value="-0.0000935953763425701">
                <text:p>-0.00009359537634257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032437319257">
                <text:p>1.00032437319257</text:p>
              </table:table-cell>
              <table:table-cell office:value-type="float" office:value="-0.000154429042517057">
                <text:p>-0.0001544290425170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02859917897">
                <text:p>1.0002859917897</text:p>
              </table:table-cell>
              <table:table-cell office:value-type="float" office:value="-0.000191907014345238">
                <text:p>-0.0001919070143452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024392248982">
                <text:p>1.00024392248982</text:p>
              </table:table-cell>
              <table:table-cell office:value-type="float" office:value="-0.000210346499414094">
                <text:p>-0.000210346499414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020115276741">
                <text:p>1.00020115276741</text:p>
              </table:table-cell>
              <table:table-cell office:value-type="float" office:value="-0.000213848612071743">
                <text:p>-0.0002138486120717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01599211833">
                <text:p>1.0001599211833</text:p>
              </table:table-cell>
              <table:table-cell office:value-type="float" office:value="-0.000206157920508154">
                <text:p>-0.000206157920508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01218059998">
                <text:p>1.0001218059998</text:p>
              </table:table-cell>
              <table:table-cell office:value-type="float" office:value="-0.000190575917520253">
                <text:p>-0.000190575917520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0008782231032">
                <text:p>1.00008782231032</text:p>
              </table:table-cell>
              <table:table-cell office:value-type="float" office:value="-0.000169918447378015">
                <text:p>-0.000169918447378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00585207863">
                <text:p>1.0000585207863</text:p>
              </table:table-cell>
              <table:table-cell office:value-type="float" office:value="-0.000146507620142344">
                <text:p>-0.000146507620142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00340828727">
                <text:p>1.0000340828727</text:p>
              </table:table-cell>
              <table:table-cell office:value-type="float" office:value="-0.000122189567953734">
                <text:p>-0.0001221895679537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001440878855">
                <text:p>1.00001440878855</text:p>
              </table:table-cell>
              <table:table-cell office:value-type="float" office:value="-0.0000983704207957459">
                <text:p>-0.0000983704207957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999195988442">
                <text:p>0.999999195988442</text:p>
              </table:table-cell>
              <table:table-cell office:value-type="float" office:value="-0.000076064000515963">
                <text:p>-0.0000760640005159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988006814082">
                <text:p>0.999988006814082</text:p>
              </table:table-cell>
              <table:table-cell office:value-type="float" office:value="-0.0000559458718041306">
                <text:p>-0.0000559458718041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980324916528">
                <text:p>0.999980324916528</text:p>
              </table:table-cell>
              <table:table-cell office:value-type="float" office:value="-0.0000384094877681207">
                <text:p>-0.0000384094877681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975600679799">
                <text:p>0.999975600679799</text:p>
              </table:table-cell>
              <table:table-cell office:value-type="float" office:value="-0.0000236211836429634">
                <text:p>-0.0000236211836429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973286344217">
                <text:p>0.999973286344217</text:p>
              </table:table-cell>
              <table:table-cell office:value-type="float" office:value="-0.0000115716779097719">
                <text:p>-0.0000115716779097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